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b2b2b2" loext:opacity="100%"/>
    </style:style>
    <style:style style:name="P25" style:family="paragraph" style:parent-style-name="Standard">
      <style:text-properties fo:color="#b2b2b2" loext:opacity="100%" officeooo:rsid="0050ddc2" officeooo:paragraph-rsid="0050ddc2"/>
    </style:style>
    <style:style style:name="P26" style:family="paragraph" style:parent-style-name="Standard">
      <style:text-properties fo:color="#b2b2b2" loext:opacity="100%" fo:font-weight="normal" style:font-weight-asian="normal" style:font-weight-complex="normal"/>
    </style:style>
    <style:style style:name="P27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ff0000" loext:opacity="100%" officeooo:paragraph-rsid="0044ab1e"/>
    </style:style>
    <style:style style:name="P30" style:family="paragraph" style:parent-style-name="Standard">
      <style:text-properties fo:color="#ff0000" loext:opacity="100%" officeooo:rsid="0064592b" officeooo:paragraph-rsid="0064592b"/>
    </style:style>
    <style:style style:name="P31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999999" loext:opacity="100%" officeooo:paragraph-rsid="0066a32c"/>
    </style:style>
    <style:style style:name="P34" style:family="paragraph" style:parent-style-name="Standard">
      <style:text-properties fo:color="#999999" loext:opacity="100%" fo:font-weight="normal" style:font-weight-asian="normal" style:font-weight-complex="normal"/>
    </style:style>
    <style:style style:name="P35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36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8" style:family="paragraph" style:parent-style-name="Standard">
      <style:text-properties fo:font-weight="bold" fo:background-color="#f6f9d4" style:font-weight-asian="bold" style:font-weight-complex="bold"/>
    </style:style>
    <style:style style:name="P39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40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weight="bold" officeooo:paragraph-rsid="006bbadc" style:font-weight-asian="bold" style:font-weight-complex="bold"/>
    </style:style>
    <style:style style:name="P43" style:family="paragraph" style:parent-style-name="Standard">
      <style:text-properties fo:font-weight="bold" fo:background-color="#e8f2a1" style:font-weight-asian="bold" style:font-weight-complex="bold"/>
    </style:style>
    <style:style style:name="P44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45" style:family="paragraph" style:parent-style-name="Standard">
      <style:text-properties officeooo:paragraph-rsid="004ee545"/>
    </style:style>
    <style:style style:name="P46" style:family="paragraph" style:parent-style-name="Standard">
      <style:text-properties officeooo:rsid="0050ddc2" officeooo:paragraph-rsid="0050ddc2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54c22c"/>
    </style:style>
    <style:style style:name="P49" style:family="paragraph" style:parent-style-name="Standard">
      <style:text-properties officeooo:rsid="005c5f34" officeooo:paragraph-rsid="005c5f34"/>
    </style:style>
    <style:style style:name="P50" style:family="paragraph" style:parent-style-name="Standard">
      <style:text-properties officeooo:rsid="005cdcc7" officeooo:paragraph-rsid="005cdcc7"/>
    </style:style>
    <style:style style:name="P51" style:family="paragraph" style:parent-style-name="Standard">
      <style:text-properties officeooo:rsid="005cdcc7" officeooo:paragraph-rsid="00607d18"/>
    </style:style>
    <style:style style:name="P52" style:family="paragraph" style:parent-style-name="Standard">
      <style:text-properties officeooo:rsid="00607d18" officeooo:paragraph-rsid="00607d18"/>
    </style:style>
    <style:style style:name="P53" style:family="paragraph" style:parent-style-name="Standard">
      <style:text-properties fo:color="#00a933" loext:opacity="100%" officeooo:paragraph-rsid="0064da78"/>
    </style:style>
    <style:style style:name="P54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55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56" style:family="paragraph" style:parent-style-name="Standard">
      <style:text-properties officeooo:paragraph-rsid="0064592b"/>
    </style:style>
    <style:style style:name="P57" style:family="paragraph" style:parent-style-name="Standard">
      <style:text-properties officeooo:rsid="0064592b" officeooo:paragraph-rsid="0064592b"/>
    </style:style>
    <style:style style:name="P58" style:family="paragraph" style:parent-style-name="Standard">
      <style:text-properties officeooo:paragraph-rsid="00683a71"/>
    </style:style>
    <style:style style:name="P59" style:family="paragraph" style:parent-style-name="Standard">
      <style:text-properties fo:font-weight="normal" style:font-weight-asian="normal" style:font-weight-complex="normal"/>
    </style:style>
    <style:style style:name="P60" style:family="paragraph" style:parent-style-name="Standard">
      <style:text-properties fo:font-weight="normal" officeooo:paragraph-rsid="0069e5be" style:font-weight-asian="normal" style:font-weight-complex="normal"/>
    </style:style>
    <style:style style:name="P61" style:family="paragraph" style:parent-style-name="Standard">
      <style:text-properties fo:font-weight="normal" officeooo:rsid="0083e1b7" officeooo:paragraph-rsid="0083e1b7" style:font-weight-asian="normal" style:font-weight-complex="normal"/>
    </style:style>
    <style:style style:name="P62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63" style:family="paragraph" style:parent-style-name="Standard">
      <style:text-properties fo:font-weight="normal" fo:background-color="#e8f2a1" style:font-weight-asian="normal" style:font-weight-complex="normal"/>
    </style:style>
    <style:style style:name="P64" style:family="paragraph" style:parent-style-name="Standard">
      <style:text-properties officeooo:paragraph-rsid="006bbadc"/>
    </style:style>
    <style:style style:name="P6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text-properties officeooo:paragraph-rsid="006ec36a"/>
    </style:style>
    <style:style style:name="P68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0" style:family="paragraph" style:parent-style-name="Standard">
      <style:text-properties fo:font-weight="bold" style:font-weight-asian="bold" style:font-weight-complex="bold"/>
    </style:style>
    <style:style style:name="P71" style:family="paragraph" style:parent-style-name="Standard">
      <style:text-properties fo:font-weight="bold" officeooo:rsid="00c8a2d6" officeooo:paragraph-rsid="00c8a2d6" style:font-weight-asian="bold" style:font-weight-complex="bold"/>
    </style:style>
    <style:style style:name="P72" style:family="paragraph" style:parent-style-name="Standard">
      <style:text-properties fo:font-weight="normal" style:font-weight-asian="normal" style:font-weight-complex="normal"/>
    </style:style>
    <style:style style:name="P73" style:family="paragraph" style:parent-style-name="Standard">
      <style:text-properties fo:font-weight="normal" officeooo:paragraph-rsid="00a9ee94" style:font-weight-asian="normal" style:font-weight-complex="normal"/>
    </style:style>
    <style:style style:name="P74" style:family="paragraph" style:parent-style-name="Standard">
      <style:text-properties fo:color="#999999" loext:opacity="100%" officeooo:paragraph-rsid="008f05ed"/>
    </style:style>
    <style:style style:name="P75" style:family="paragraph" style:parent-style-name="Standard">
      <style:text-properties fo:color="#999999" loext:opacity="100%"/>
    </style:style>
    <style:style style:name="P76" style:family="paragraph" style:parent-style-name="Standard">
      <style:text-properties fo:color="#999999" loext:opacity="100%" officeooo:paragraph-rsid="009ab6c1"/>
    </style:style>
    <style:style style:name="P77" style:family="paragraph" style:parent-style-name="Standard">
      <style:text-properties fo:color="#999999" loext:opacity="100%" officeooo:paragraph-rsid="00bf81b0"/>
    </style:style>
    <style:style style:name="P78" style:family="paragraph" style:parent-style-name="Standard">
      <style:text-properties fo:color="#999999" loext:opacity="100%" officeooo:rsid="00c8a2d6" officeooo:paragraph-rsid="00c8a2d6"/>
    </style:style>
    <style:style style:name="P7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text-properties officeooo:paragraph-rsid="0099c10b"/>
    </style:style>
    <style:style style:name="P81" style:family="paragraph" style:parent-style-name="Standard">
      <style:text-properties officeooo:paragraph-rsid="009ab6c1"/>
    </style:style>
    <style:style style:name="P82" style:family="paragraph" style:parent-style-name="Standard">
      <style:text-properties officeooo:paragraph-rsid="009b571d"/>
    </style:style>
    <style:style style:name="P83" style:family="paragraph" style:parent-style-name="Standard">
      <style:text-properties officeooo:paragraph-rsid="009ebade"/>
    </style:style>
    <style:style style:name="P84" style:family="paragraph" style:parent-style-name="Standard">
      <style:text-properties officeooo:paragraph-rsid="00a061a5"/>
    </style:style>
    <style:style style:name="P85" style:family="paragraph" style:parent-style-name="Standard">
      <style:text-properties fo:color="#ff0000" loext:opacity="100%" officeooo:rsid="00a2947e" officeooo:paragraph-rsid="00a2947e"/>
    </style:style>
    <style:style style:name="P86" style:family="paragraph" style:parent-style-name="Standard">
      <style:text-properties fo:color="#ff0000" loext:opacity="100%"/>
    </style:style>
    <style:style style:name="P87" style:family="paragraph" style:parent-style-name="Standard">
      <style:text-properties fo:color="#ff0000" loext:opacity="100%" fo:font-weight="bold" officeooo:rsid="00b1a31b" officeooo:paragraph-rsid="00b31b4c" style:font-weight-asian="bold" style:font-weight-complex="bold"/>
    </style:style>
    <style:style style:name="P88" style:family="paragraph" style:parent-style-name="Standard">
      <style:text-properties fo:color="#ff0000" loext:opacity="100%" fo:font-weight="bold" style:font-weight-asian="bold" style:font-weight-complex="bold"/>
    </style:style>
    <style:style style:name="P89" style:family="paragraph" style:parent-style-name="Standard">
      <style:text-properties fo:color="#ff0000" loext:opacity="100%" fo:font-weight="bold" officeooo:rsid="00bb4ea3" officeooo:paragraph-rsid="00bb4ea3" style:font-weight-asian="bold" style:font-weight-complex="bold"/>
    </style:style>
    <style:style style:name="P90" style:family="paragraph" style:parent-style-name="Standard">
      <style:text-properties officeooo:paragraph-rsid="00a59fae"/>
    </style:style>
    <style:style style:name="P91" style:family="paragraph" style:parent-style-name="Standard">
      <style:text-properties fo:color="#b2b2b2" loext:opacity="100%"/>
    </style:style>
    <style:style style:name="P92" style:family="paragraph" style:parent-style-name="Standard">
      <style:text-properties fo:color="#b2b2b2" loext:opacity="100%" officeooo:paragraph-rsid="00a60b14"/>
    </style:style>
    <style:style style:name="P93" style:family="paragraph" style:parent-style-name="Standard">
      <style:text-properties fo:color="#b2b2b2" loext:opacity="100%" officeooo:paragraph-rsid="00a80b9f"/>
    </style:style>
    <style:style style:name="P94" style:family="paragraph" style:parent-style-name="Standard">
      <style:text-properties fo:color="#b2b2b2" loext:opacity="100%" officeooo:paragraph-rsid="00af3157"/>
    </style:style>
    <style:style style:name="P95" style:family="paragraph" style:parent-style-name="Standard">
      <style:text-properties fo:color="#b2b2b2" loext:opacity="100%" officeooo:paragraph-rsid="00b09edd"/>
    </style:style>
    <style:style style:name="P96" style:family="paragraph" style:parent-style-name="Standard">
      <style:text-properties officeooo:paragraph-rsid="00a60b14"/>
    </style:style>
    <style:style style:name="P97" style:family="paragraph" style:parent-style-name="Standard">
      <style:text-properties officeooo:paragraph-rsid="00a9ee94"/>
    </style:style>
    <style:style style:name="P98" style:family="paragraph" style:parent-style-name="Standard">
      <style:text-properties fo:color="#808080" loext:opacity="100%"/>
    </style:style>
    <style:style style:name="P99" style:family="paragraph" style:parent-style-name="Standard">
      <style:text-properties fo:color="#808080" loext:opacity="100%" officeooo:paragraph-rsid="00b9398c"/>
    </style:style>
    <style:style style:name="P100" style:family="paragraph" style:parent-style-name="Standard">
      <style:text-properties fo:color="#81d41a" loext:opacity="100%"/>
    </style:style>
    <style:style style:name="P101" style:family="paragraph" style:parent-style-name="Standard">
      <style:text-properties fo:color="#2a6099" loext:opacity="100%"/>
    </style:style>
    <style:style style:name="P102" style:family="paragraph" style:parent-style-name="Standard">
      <style:text-properties fo:color="#000000" loext:opacity="100%" officeooo:paragraph-rsid="00bf81b0"/>
    </style:style>
    <style:style style:name="P103" style:family="paragraph" style:parent-style-name="Standard">
      <style:text-properties officeooo:paragraph-rsid="00bf81b0"/>
    </style:style>
    <style:style style:name="P104" style:family="paragraph" style:parent-style-name="Standard">
      <style:text-properties fo:color="#666666" loext:opacity="100%" fo:font-weight="normal" officeooo:paragraph-rsid="00c4a7d5" style:font-weight-asian="normal" style:font-weight-complex="normal"/>
    </style:style>
    <style:style style:name="P105" style:family="paragraph" style:parent-style-name="Standard">
      <style:text-properties fo:color="#666666" loext:opacity="100%"/>
    </style:style>
    <style:style style:name="P106" style:family="paragraph" style:parent-style-name="Standard">
      <style:text-properties officeooo:paragraph-rsid="00c7eb10"/>
    </style:style>
    <style:style style:name="P107" style:family="paragraph" style:parent-style-name="Standard">
      <style:text-properties officeooo:rsid="00c8a2d6" officeooo:paragraph-rsid="00c8a2d6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c36a" style:font-weight-asian="bold" style:font-weight-complex="bold"/>
    </style:style>
    <style:style style:name="T14" style:family="text">
      <style:text-properties fo:font-weight="bold" fo:background-color="#f6f9d4" loext:char-shading-value="0" style:font-weight-asian="bold" style:font-weight-complex="bold"/>
    </style:style>
    <style:style style:name="T15" style:family="text">
      <style:text-properties fo:color="#b2b2b2" loext:opacity="100%"/>
    </style:style>
    <style:style style:name="T16" style:family="text">
      <style:text-properties fo:color="#b2b2b2" loext:opacity="100%" officeooo:rsid="003c98ff"/>
    </style:style>
    <style:style style:name="T17" style:family="text">
      <style:text-properties officeooo:rsid="003c98ff"/>
    </style:style>
    <style:style style:name="T18" style:family="text">
      <style:text-properties officeooo:rsid="0047ab19"/>
    </style:style>
    <style:style style:name="T19" style:family="text">
      <style:text-properties officeooo:rsid="0047f322"/>
    </style:style>
    <style:style style:name="T20" style:family="text">
      <style:text-properties fo:background-color="#f6f9d4" loext:char-shading-value="0"/>
    </style:style>
    <style:style style:name="T21" style:family="text">
      <style:text-properties officeooo:rsid="00492b17"/>
    </style:style>
    <style:style style:name="T22" style:family="text">
      <style:text-properties officeooo:rsid="00498ea6"/>
    </style:style>
    <style:style style:name="T23" style:family="text">
      <style:text-properties officeooo:rsid="004d25e2"/>
    </style:style>
    <style:style style:name="T24" style:family="text">
      <style:text-properties officeooo:rsid="005250e6"/>
    </style:style>
    <style:style style:name="T25" style:family="text">
      <style:text-properties officeooo:rsid="005e83ba"/>
    </style:style>
    <style:style style:name="T26" style:family="text">
      <style:text-properties officeooo:rsid="005eaf39"/>
    </style:style>
    <style:style style:name="T27" style:family="text">
      <style:text-properties officeooo:rsid="00607d18"/>
    </style:style>
    <style:style style:name="T28" style:family="text">
      <style:text-properties officeooo:rsid="0060e13d"/>
    </style:style>
    <style:style style:name="T29" style:family="text">
      <style:text-properties officeooo:rsid="0064da78"/>
    </style:style>
    <style:style style:name="T30" style:family="text">
      <style:text-properties officeooo:rsid="0068d792"/>
    </style:style>
    <style:style style:name="T31" style:family="text">
      <style:text-properties fo:font-weight="normal" officeooo:rsid="006ec36a" style:font-weight-asian="normal" style:font-weight-complex="normal"/>
    </style:style>
    <style:style style:name="T32" style:family="text">
      <style:text-properties officeooo:rsid="006ec36a"/>
    </style:style>
    <style:style style:name="T33" style:family="text">
      <style:text-properties fo:color="#ff0000" loext:opacity="100%" fo:font-weight="bold" style:font-weight-asian="bold" style:font-weight-complex="bold"/>
    </style:style>
    <style:style style:name="T34" style:family="text">
      <style:text-properties officeooo:rsid="00953bb9"/>
    </style:style>
    <style:style style:name="T35" style:family="text">
      <style:text-properties officeooo:rsid="0096f6d5"/>
    </style:style>
    <style:style style:name="T36" style:family="text">
      <style:text-properties officeooo:rsid="00a59fae"/>
    </style:style>
    <style:style style:name="T37" style:family="text">
      <style:text-properties officeooo:rsid="00b1a31b"/>
    </style:style>
    <style:style style:name="T38" style:family="text">
      <style:text-properties officeooo:rsid="00b4c3b8"/>
    </style:style>
    <style:style style:name="T39" style:family="text">
      <style:text-properties officeooo:rsid="00bb8d42"/>
    </style:style>
    <style:style style:name="T40" style:family="text">
      <style:text-properties fo:color="#999999" loext:opacity="100%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officeooo:rsid="00c4a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8">1. <text:s/></text:span>https://github.com/WasmEdge/WasmEdge/issues/3500</text:p>
      <text:p text:style-name="Standard"><text:span text:style-name="T18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8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8">4. <text:s/></text:span>https://github.com/Qengineering/YoloV5-NPU</text:p>
      <text:p text:style-name="Standard"><text:span text:style-name="T19">5. <text:s/></text:span><text:span text:style-name="T20">https://github.com/Qengineering</text:span></text:p>
      <text:p text:style-name="Standard"><text:span text:style-name="T21">6. <text:s/></text:span><text:span text:style-name="T20">https://qengineering.eu/deep-learning-examples-on-raspberry-32-64-os.html</text:span></text:p>
      <text:p text:style-name="Standard"/>
      <text:p text:style-name="P38">https://github.com/airockchip</text:p>
      <text:p text:style-name="Standard"><text:span text:style-name="T23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45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4">https://habr.com/ru/articles/765862/</text:span></text:a><text:span text:style-name="T14"> <text:s text:c="4"/>!!!</text:span></text:p>
      <text:p text:style-name="Standard">https://github.com/AlexeyAB/darknet?tab=readme-ov-file#how-to-compile-on-linux-using-make</text:p>
      <text:p text:style-name="Standard"/>
      <text:p text:style-name="Standard"/>
      <text:p text:style-name="Standard"/>
      <text:p text:style-name="Standard"/>
      <text:p text:style-name="Standard"/>
      <text:p text:style-name="P37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24">Then enter the following command to download the 1.5.2 version of RKNN-Toolkit2</text:p>
      <text:p text:style-name="Standard">git clone https://github.com/rockchip-linux/rknn-toolkit2 -b v1.5.2</text:p>
      <text:p text:style-name="P46">либо </text:p>
      <text:p text:style-name="P40">git clone https://github.com/airockchip/rknn-toolkit2/tree/v1.5.2 -b v1.5.2</text:p>
      <text:p text:style-name="P46"/>
      <text:p text:style-name="P25">Then enter the following command to install the dependency package of the</text:p>
      <text:p text:style-name="P25">corresponding version of python3. This command will use the dependencies listed in the <text:span text:style-name="T24">file</text:span></text:p>
      <text:p text:style-name="P46"/>
      <text:p text:style-name="P46">pip3 install -r rknn-toolkit2/doc/requirements_cp310-1.5.2.txt -i https://mirror.baidu.com/pypi/simple</text:p>
      <text:p text:style-name="P38"><text:span text:style-name="T24">sudo </text:span>pip3 install rknn-toolkit2/packages/rknn_toolkit2-1.5.2+b642f30c-cp3<text:span text:style-name="T24">10</text:span>-cp3<text:span text:style-name="T24">10</text:span>-linux_x86_64.whl</text:p>
      <text:p text:style-name="Standard"/>
      <text:p text:style-name="Standard">cd rknn-toolkit2/examples/onnx/yolov5/</text:p>
      <text:p text:style-name="Standard">python3 test.py</text:p>
      <text:p text:style-name="P24">After the test.py script is successfully run, you will see the following print information,</text:p>
      <text:p text:style-name="P24">indicating that the model successfully detected four people and a bus in the bus.jpg</text:p>
      <text:p text:style-name="P24">picture.</text:p>
      <text:p text:style-name="Standard"/>
      <text:p text:style-name="P65">- Using the NPU running model of the development board on Ubuntu PC</text:p>
      <text:p text:style-name="P47"/>
      <text:p text:style-name="P32">RKNN-Toolkit2 provides users with a Python interface for using the NPU</text:p>
      <text:p text:style-name="P32">of the development board for inference through adb. It allows users to use t</text:p>
      <text:p text:style-name="P32"><text:soft-page-break/>he NPU of the development board on the Ubuntu PC to run the model for i</text:p>
      <text:p text:style-name="P32">nference.</text:p>
      <text:p text:style-name="P32">In this way, the Ubuntu PC side can use the machine learning library pr</text:p>
      <text:p text:style-name="P32">ovided by Python to optimize and adjust the model based on the actual effect</text:p>
      <text:p text:style-name="P32">when the model is run on the NPU of the development board.</text:p>
      <text:p text:style-name="Standard"/>
      <text:p text:style-name="P48">librknnrt.so is a board-side runtime library. rknn_server is a background proxy service running on the development board. </text:p>
      <text:p text:style-name="P48">It is used to receive the protocol transmitted from the PC through USB, then execute the corresponding interface in the board-side runtime library, </text:p>
      <text:p text:style-name="P48">and return the results to the PC.</text:p>
      <text:p text:style-name="P48"/>
      <text:p text:style-name="P39">git clone https://github.com/rockchip-linux/rknpu2 -b v1.5.2</text:p>
      <text:p text:style-name="Standard"/>
      <text:p text:style-name="Standard">adb push rknpu2/runtime/RK3588/Linux/rknn_server/aarch64/usr/bin/* /usr/bin</text:p>
      <text:p text:style-name="P49">или <text:s/>mc <text:s/>ssh</text:p>
      <text:p text:style-name="P49">ssh user@192.168.1.xx</text:p>
      <text:p text:style-name="P50">(3 файла скопировать на Orange)</text:p>
      <text:p text:style-name="Standard">adb push rknpu2/runtime/RK3588/Linux/librknn_api/aarch64/librknnrt.so /usr/lib</text:p>
      <text:p text:style-name="P51">(<text:span text:style-name="T27">1 </text:span>файл скопировать на Orange)</text:p>
      <text:p text:style-name="Standard"/>
      <text:p text:style-name="P52">На OrangePi5:</text:p>
      <text:p text:style-name="Standard"><text:span text:style-name="T25">r</text:span>oot@orangepi5:/# restart_rknn.sh</text:p>
      <text:p text:style-name="Standard">root@orangepi5:/# pgrep rknn_server <text:s text:c="3"/><text:span text:style-name="T26">(проверка)</text:span></text:p>
      <text:p text:style-name="Standard"/>
      <text:p text:style-name="P41">cd rknn-toolkit2/examples/onnx/yolov5/</text:p>
      <text:p text:style-name="Standard">Use editor to modify the test.py file</text:p>
      <text:p text:style-name="Standard"><text:span text:style-name="T28">nano</text:span> test.py</text:p>
      <text:p text:style-name="Standard"/>
      <text:p text:style-name="Standard">In the test.py file, we need to modify the following content:</text:p>
      <text:p text:style-name="P56">a. </text:p>
      <text:p text:style-name="P56">In the preprocessing configuration, change the target platform to rk3588, so that after model conversion, you will get an </text:p>
      <text:p text:style-name="P56">RKNN model suitable for the NPU of the RK3588S development board.</text:p>
      <text:p text:style-name="Standard"/>
      <text:p text:style-name="Standard">b.</text:p>
      <text:p text:style-name="P56">In the initialization running environment, add a description of the target platform and device ID. The target platform is </text:p>
      <text:p text:style-name="P56">rk3588, and the device ID is the device ID of the development board obtained through adb. The operation of running the</text:p>
      <text:p text:style-name="Standard">model for inference will be on the RK3588S development board. Performed on NPU</text:p>
      <text:p text:style-name="P57"/>
      <text:p text:style-name="P30">Пока не работает adb (на Orange нет adbd)</text:p>
      <text:p text:style-name="P53">rknn.config(mean_values=[[0, 0, 0]], std_values=[[255, 255, 255]], target_platform='rk3588' , <text:span text:style-name="T29">device_id=’xxxxxxxxxxxxxxxx’</text:span>)</text:p>
      <text:p text:style-name="Standard"/>
      <text:p text:style-name="P65">- Call the C interface to deploy the RKNN model and run it on the development board</text:p>
      <text:p text:style-name="P65"/>
      <text:p text:style-name="P33">RKNPU2 provides a C programming interface for chip platforms with Rockchip NPU, which can help users deploy </text:p>
      <text:p text:style-name="P33">RKNN models exported using RKNN-Toolkit2 and accelerate the implementation of AI applications. In the example folder </text:p>
      <text:p text:style-name="P33">of RKNPU2, examples of deploying RKNN models with different functions to the development board <text:s/>are provided. </text:p>
      <text:p text:style-name="P33">We take deploying the RKNN model with yolov5 function to the RK3588 Debian 11 platform as an example to illustrate.</text:p>
      <text:p text:style-name="P47"/>
      <text:p text:style-name="P47">Download cross-compilation tools</text:p>
      <text:p text:style-name="P58">Since the development board runs a Linux system, it needs to be compiled using the gcc cross compiler. </text:p>
      <text:p text:style-name="P58">It is recommended to use gcc-9.3.0-x86_64_arrch64-linux-gnu this version of gcc</text:p>
      <text:p text:style-name="Standard">Enter the following command to download this version of gcc. </text:p>
      <text:p text:style-name="P41">git clone https://github.com/airockchip/gcc-buildroot-9.3.0-2020.03-x86_64_aarch64-rockchip-linux-gnu</text:p>
      <text:p text:style-name="Standard"><text:soft-page-break/></text:p>
      <text:p text:style-name="Standard">Modify the compilation tool path in the script</text:p>
      <text:p text:style-name="Standard">1) Switch to the rknpu2/examples/rknn_yolov5_demo directory</text:p>
      <text:p text:style-name="P41">cd ~/rknpu2/examples/rknn_yolov5_demo</text:p>
      <text:p text:style-name="Standard">2) Use editor to modify the content in the build-linux_RK3588.sh file</text:p>
      <text:p text:style-name="P41"><text:span text:style-name="T30">nano</text:span> build-linux_RK3588.sh</text:p>
      <text:p text:style-name="P41"/>
      <text:p text:style-name="P59">3) In the build-linux_RK3588.sh file, we need to change the value of the variable TOOL_CHAIN to the path of the</text:p>
      <text:p text:style-name="P59">gcc-buildroot-9.3.0-2020.03-x86_64_aarch64-rockchip-linux-gnu folder. In this way,</text:p>
      <text:p text:style-name="P59">when running the build-android_RK3588.sh script, the cross-compilation tool in the</text:p>
      <text:p text:style-name="P59">gcc-buildroot-9.3.0-2020.03-x86_64_aarch64-rockchip-linux-gnu folder will be used for compilation</text:p>
      <text:p text:style-name="P41">export TOOL_CHAIN=~/gcc-buildroot-9.3.0-2020.03-x86_64_aarch64-rockchip-linux-gnu</text:p>
      <text:p text:style-name="P41"/>
      <text:p text:style-name="P41">Compile rknn_yolov5_demo </text:p>
      <text:p text:style-name="P60">1) Run build-linux_RK3588.sh. This script generates a program through cross-compilation that is suitable for the</text:p>
      <text:p text:style-name="P60">RK3588 development board and can run the RKNN model on it for inference.</text:p>
      <text:p text:style-name="P41">./build-linux_RK3588.sh</text:p>
      <text:p text:style-name="P41"/>
      <text:p text:style-name="P64">2) After running build-linux_RK3588.sh, there will be an additional folder named install in the current directory.</text:p>
      <text:p text:style-name="P64">The rknn_yoov5_demo_Linux folder under this folder contains the program generated by cross-compilation and its related files.</text:p>
      <text:p text:style-name="P64">ls <text:s/>install/rknn_yolov5_demo_Linux</text:p>
      <text:p text:style-name="P64"/>
      <text:p text:style-name="P42">Deploy rknn_yolov5_demo to the development board</text:p>
      <text:p text:style-name="P67"><text:span text:style-name="T32">Скопировать папку </text:span><text:span text:style-name="T13">install/rknn_yolov5_demo_Linux <text:s/></text:span><text:span text:style-name="T31">на Orange </text:span><text:span text:style-name="T13">/data/rknn_yolov5_demo_Linux</text:span></text:p>
      <text:p text:style-name="Standard"/>
      <text:p text:style-name="P41">Run rknn_yolov5_demo on the development board</text:p>
      <text:p text:style-name="P59">root@orangepi5:# cd /data/rknn_yolov5_demo_Linux/</text:p>
      <text:p text:style-name="P34">Then run the rknn_yolov5_demo program to perform inference. In the following</text:p>
      <text:p text:style-name="P34">command, the program uses the yolov5s-640-640.rknn model to perform inference on the</text:p>
      <text:p text:style-name="P34">bus.jpg image. The entire running process will be completed on the development board.</text:p>
      <text:p text:style-name="P43">./rknn_yolov5_demo <text:s/>./model/RK3588/yolov5s-640-640.rknn <text:s/>./model/bus.jpg</text:p>
      <text:p text:style-name="P26">After the operation is completed, the inference result <text:span text:style-name="T33">out.jpg</text:span> image is saved in the</text:p>
      <text:p text:style-name="P26">current directory.</text:p>
      <text:p text:style-name="P26">The out.jpg picture shows the object categories and confidence rates detected in the</text:p>
      <text:p text:style-name="P26">bus.jpg picture using the yolov5s-640-640.rknn model.</text:p>
      <text:p text:style-name="P55">РАБОТАЕТ !!!</text:p>
      <text:p text:style-name="P54"/>
      <text:p text:style-name="P66">- RK3588 How to use Baidu Feipian</text:p>
      <text:p text:style-name="P35">Using Baidu Feipian on the rk3588 development board includes converting the pdmodel model to the rknn model </text:p>
      <text:p text:style-name="P35">on the PC side and deploying the rknn model using the FastDeploy deployment tool developed by Baidu Feipian </text:p>
      <text:p text:style-name="P35">on the board side. The following content is implemented in the environment where the PC system is</text:p>
      <text:p text:style-name="P34">Ubuntu22.04 and the board system is Debian 11. </text:p>
      <text:p text:style-name="P41">Install Anaconda3 on PC</text:p>
      <text:p text:style-name="P59">https://mirrors.tuna.tsinghua.edu.cn/anaconda/archive/Anaconda3-2023.07-1-Linux-x86_64.sh</text:p>
      <text:p text:style-name="P59">sh Anaconda3-2023.07-1-Linux-x86_64.sh</text:p>
      <text:p text:style-name="P59"/>
      <text:p text:style-name="P68">Install RKNN-Toolkit2 on PC</text:p>
      <text:p text:style-name="P63">export PATH="/home/user/anaconda3/bin:$PATH"</text:p>
      <text:p text:style-name="P59">conda create -n fastdeploy python=3.8</text:p>
      <text:p text:style-name="P61">открыть новый терминал</text:p>
      <text:p text:style-name="P59">(base) user@userevgeny:~$ conda activate fastdeploy</text:p>
      <text:p text:style-name="P59">(fastdeploy) user@userevgeny:~$ sudo apt-get install python3-dev python3-pip</text:p>
      <text:p text:style-name="P59"><text:soft-page-break/>(fastdeploy) user@userevgeny:~$ sudo apt-get install libxslt1-dev zlib1g-dev libglib2.0 libsm6 libgl1-mesa-glx libprotobuf-dev gcc</text:p>
      <text:p text:style-name="P59">(fastdeploy) user@userevgeny:~$ pip install numpy==1.16.6</text:p>
      <text:p text:style-name="P59">git clone https://github.com/rockchip-linux/rknn-toolkit2</text:p>
      <text:p text:style-name="P44">(fastdeploy)user@userevgeny:~$ pip install rknn-toolkit2/rknn-toolkit2/packages/rknn_toolkit2-1.6.0+81f21f4d-cp38-cp38-linux_x86_64.whl</text:p>
      <text:p text:style-name="P62">Долгая установка</text:p>
      <text:p text:style-name="P59"/>
      <text:p text:style-name="P69">Install Paddle2ONNX on PC</text:p>
      <text:p text:style-name="Standard">(fastdeploy) user@userevgeny:~$ pip install paddle2onnx</text:p>
      <text:p text:style-name="Standard"/>
      <text:p text:style-name="P66">Install Anaconda3 on the board side</text:p>
      <text:p text:style-name="P74">Open the browser on the board end, enter the following URL in the address bar to download and install the Anaconda3 script. After the download is completed, </text:p>
      <text:p text:style-name="P74">you will get the Anaconda3-2023.07-1-Linux-aarch64.sh file</text:p>
      <text:p text:style-name="P59">https://mirrors.tuna.tsinghua.edu.cn/anaconda/archive/Anaconda3-2023.07-1-Linux-aarch64.sh</text:p>
      <text:p text:style-name="P41">sh Anaconda3-2023.07-1-Linux-aarch64.sh</text:p>
      <text:p text:style-name="P75">need to modify the ~/.bashrc file.</text:p>
      <text:p text:style-name="Standard">orangepi@orangepi:~$ vi ~/.bashrc</text:p>
      <text:p text:style-name="P75">Add the following code at the end of the ~/.bashrc file</text:p>
      <text:p text:style-name="Standard">export PATH=/home/<text:span text:style-name="T34">user</text:span>/anaconda3/bin:$PATH</text:p>
      <text:p text:style-name="Standard">source ~/.bashrc</text:p>
      <text:p text:style-name="Standard"/>
      <text:p text:style-name="P66">Install the rknpu2 driver on the board side</text:p>
      <text:p text:style-name="Standard">(base)<text:span text:style-name="T35">user</text:span>@<text:span text:style-name="T35">pi5-1</text:span>:~$ conda create -n fastdeploy python=3.9</text:p>
      <text:p text:style-name="P80">(base)<text:span text:style-name="T35">user</text:span>@<text:span text:style-name="T35">pi5-1</text:span>:~$ conda activate fastdeploy</text:p>
      <text:p text:style-name="P75">Download the rknpu2_device_install_1.4.0.zip file through wget</text:p>
      <text:p text:style-name="P81">(fastdeploy)<text:span text:style-name="T35">user</text:span>@<text:span text:style-name="T35">pi5-1</text:span>:~$ wget <text:a xlink:type="simple" xlink:href="https://bj.bcebos.com/fastdeploy/third_libs/rknpu2_device_install_1.4.0.zip" text:style-name="Internet_20_link" text:visited-style-name="Visited_20_Internet_20_Link">https://bj.bcebos.com/fastdeploy/third_libs/rknpu2_device_install_1.4.0.zip</text:a></text:p>
      <text:p text:style-name="P76">After decompression, you will get the rknpu2_device_install_1.4.0 folder and __MACOSX folder</text:p>
      <text:p text:style-name="P82">(fastdeploy)<text:span text:style-name="T35">user</text:span>@<text:span text:style-name="T35">pi5-1</text:span>:~$ <text:s/>unzip rknpu2_device_install_1.4.0.zip</text:p>
      <text:p text:style-name="P83">(fastdeploy)<text:span text:style-name="T35">user</text:span>@<text:span text:style-name="T35">pi5-1</text:span>:~$ cd rknpu2_device_install_1.4.0/</text:p>
      <text:p text:style-name="P84">(fastdeploy)<text:span text:style-name="T35">user</text:span>@<text:span text:style-name="T35">pi5-1</text:span>:~/rknpu2_device_install_1.4.0$ <text:span text:style-name="T12">sudo bash rknn_install_rk3588.sh</text:span></text:p>
      <text:p text:style-name="P85">При становке ошибка – установить вручную 2 строчки из скрипта</text:p>
      <text:p text:style-name="Standard"/>
      <text:p text:style-name="Standard"/>
      <text:p text:style-name="P66">Compile FastDeploy C++ SDK on the board end</text:p>
      <text:p text:style-name="Standard">sudo apt-get install -y cmake</text:p>
      <text:p text:style-name="P90">(fastdeploy)<text:span text:style-name="T35">user</text:span>@<text:span text:style-name="T35">pi5-1</text:span>:<text:span text:style-name="T36">~$</text:span> git clone https://github.com/PaddlePaddle/FastD<text:span text:style-name="T36">eploy.git</text:span></text:p>
      <text:p text:style-name="P97">(fastdeploy)<text:span text:style-name="T35">user</text:span>@<text:span text:style-name="T35">pi5-1</text:span>:<text:span text:style-name="T36">~ </text:span>cd FastDeploy</text:p>
      <text:p text:style-name="Standard">mkdir build &amp;&amp; cd build</text:p>
      <text:p text:style-name="P92">Before compiling, you need to use cmake to configure the project information that needs to be compiled. After executing the following command, </text:p>
      <text:p text:style-name="P92">there will be some more files in the current directory, including the Makefile file used for compilation.</text:p>
      <text:p text:style-name="P97">(fastdeploy)<text:span text:style-name="T35">user</text:span>@<text:span text:style-name="T35">pi5-1</text:span>:<text:span text:style-name="T36">~</text:span>/FastDeploy/build$ cmake .. -DENABLE_ORT_BACKEND=ON \</text:p>
      <text:p text:style-name="P96">-DENABLE_RKNPU2_BACKEND=ON \</text:p>
      <text:p text:style-name="P96">-DENABLE_VISION=ON \</text:p>
      <text:p text:style-name="P96">-DRKNN2_TARGET_SOC=RK3588 \</text:p>
      <text:p text:style-name="Standard">-DCMAKE_INSTALL_PREFIX=${PWD}/fastdeploy-0.0.3</text:p>
      <text:p text:style-name="P73">(fastdeploy)<text:span text:style-name="T35">user</text:span>@<text:span text:style-name="T35">pi5-1</text:span>:<text:span text:style-name="T36">~</text:span>/FastDeploy/build$ <text:s/>make -j8</text:p>
      <text:p text:style-name="P97">(fastdeploy)<text:span text:style-name="T35">user</text:span>@<text:span text:style-name="T35">pi5-1</text:span>:<text:span text:style-name="T36">~</text:span>/FastDeploy/build$ make install</text:p>
      <text:p text:style-name="Standard"/>
      <text:p text:style-name="P93">After the compilation is completed, the fastdeploy-0.0.3 folder is mainly obtained. In this folder, there is the script file fastdeploy_init.sh for </text:p>
      <text:p text:style-name="P93">configuring environment variables. After using this script to configure the environment variables, you can use some of the compiled library files.</text:p>
      <text:p text:style-name="Standard"/>
      <text:p text:style-name="P97">(fastdeploy)<text:span text:style-name="T35">user</text:span>@<text:span text:style-name="T35">pi5-1</text:span>:<text:span text:style-name="T36">~</text:span>/FastDeploy/build$ source fastdeploy-0.0.3/fastdeploy_init.sh</text:p>
      <text:p text:style-name="Standard"/>
      <text:p text:style-name="P66"><text:soft-page-break/>Example of deploying model using FastDeploy</text:p>
      <text:p text:style-name="P41">Ubuntu PC model conversion</text:p>
      <text:p text:style-name="Standard">Open the terminal on the PC and activate the python3.8 environment previously created using Anaconda3</text:p>
      <text:p text:style-name="Standard">(base) user@userevgeny:~$ conda activate fastdeploy</text:p>
      <text:p text:style-name="P24">In the model conversion script, you need to import the yaml module and the six module. You can execute the following command to install them.</text:p>
      <text:p text:style-name="Standard">(fastdeploy) user@userevgeny:~$ pip install pyyaml six</text:p>
      <text:p text:style-name="P24">Execute the following command to download the ResNet50_vd_infer.tgz file</text:p>
      <text:p text:style-name="Standard">(fastdeploy) user@userevgeny:~$ wget https://bj.bcebos.com/paddlehub/fastdeploy/ResNet50_vd_infer.tgz</text:p>
      <text:p text:style-name="P94">After decompressing the ResNet50_vd_infer.tgz file, you can get the ResNet50_vd_infer folder, which contains the </text:p>
      <text:p text:style-name="P94">pdmodel model file inference.pdmodel and other related files.</text:p>
      <text:p text:style-name="Standard">(fastdeploy) user@userevgeny:~$ tar -xvf ResNet50_vd_infer.tgz</text:p>
      <text:p text:style-name="P95">You can use the following command to convert the pdmodel model to an onnx model through paddle2onnx. After executing this command, </text:p>
      <text:p text:style-name="P95">there will be an extra converted onnx model file ResNet50_vd_infer.onnx in the ResNet50_vd_infer folder.</text:p>
      <text:p text:style-name="Standard">(fastdeploy) user@userevgeny:~$ paddle2onnx --model_dir ResNet50_vd_infer \</text:p>
      <text:p text:style-name="Standard">--model_filename inference.pdmodel \</text:p>
      <text:p text:style-name="Standard">--params_filename inference.pdiparams \</text:p>
      <text:p text:style-name="Standard">--save_file ResNet50_vd_infer/ResNet50_vd_infer.onnx \</text:p>
      <text:p text:style-name="P101">--enable_dev_version True \ <text:s text:c="3"/><text:span text:style-name="T38">(эту строчку пришлось убрать)</text:span></text:p>
      <text:p text:style-name="Standard">--opset_version 10 \</text:p>
      <text:p text:style-name="Standard">--enable_onnx_checker True</text:p>
      <text:p text:style-name="P87">При<text:span text:style-name="T39">шлось</text:span> доустановить пакеты</text:p>
      <text:p text:style-name="P88">pip install paddle <text:span text:style-name="T37">common dual tight data prox</text:span></text:p>
      <text:p text:style-name="P88"/>
      <text:p text:style-name="P75">Then use the following command to fix the shape to [1,3,224,224]. After executing the command, the ResNet50_vd_infer.onnx file will be modified.</text:p>
      <text:p text:style-name="Standard">(fastdeploy) user@userevgeny:~$ python -m paddle2onnx.optimize --input_model \</text:p>
      <text:p text:style-name="Standard">ResNet50_vd_infer/ResNet50_vd_infer.onnx \</text:p>
      <text:p text:style-name="Standard">--output_model ResNet50_vd_infer/ResNet50_vd_infer.onnx \</text:p>
      <text:p text:style-name="Standard">--input_shape_dict "{'inputs':[1,3,224,224]}"</text:p>
      <text:p text:style-name="P98">2024-08-13 16:44:10 [INFO]<text:tab/>Model optmized, saved in ResNet50_vd_infer/ResNet50_vd_infer.onnx.</text:p>
      <text:p text:style-name="Standard"/>
      <text:p text:style-name="P98"><text:span text:style-name="T33">To convert the onnx model to the rknn model, you need to use the script in the FastDeploy SDK</text:span>. Execute the following command to download FastDeploy</text:p>
      <text:p text:style-name="Standard">(fastdeploy) user@userevgeny:~$ git clone https://github.com/PaddlePaddle/FastDeploy.git</text:p>
      <text:p text:style-name="P98">Then transfer the ResNet50_vd_infer folder to the corresponding directory of FastDeploy</text:p>
      <text:p text:style-name="Standard">(fastdeploy) user@userevgeny:~$ mv ResNet50_vd_infer \</text:p>
      <text:p text:style-name="Standard">FastDeploy/examples/vision/classification/paddleclas/rockchip/rknpu2/</text:p>
      <text:p text:style-name="P98">Switch to the directory for model conversion</text:p>
      <text:p text:style-name="Standard">(fastdeploy) user@userevgeny:~$ cd FastDeploy/examples/vision/classification/paddleclas/rockchip/rknpu2/</text:p>
      <text:p text:style-name="P99">Execute the following command to convert the onnx model to the rknn model. Finally, the rknn model file ResNet50_vd_infer_rk3588_unquantized.rknn </text:p>
      <text:p text:style-name="P99">is obtained in the ResNet50_vd_infer directory.</text:p>
      <text:p text:style-name="Standard">(fastdeploy) user@userevgeny:~/FastDeploy/examples/vision/classification/paddleclas/rockchip/rknpu2$ <text:span text:style-name="T12">python ./rknpu2_tools/export.py \</text:span></text:p>
      <text:p text:style-name="P41">--config_path ./rknpu2_tools/config/ResNet50_vd_infer_rknn.yaml \</text:p>
      <text:p text:style-name="P41">--target_platform rk3588</text:p>
      <text:p text:style-name="P89">Произошел экспорт</text:p>
      <text:p text:style-name="P100">{'model_path': './ResNet50_vd_infer/ResNet50_vd_infer.onnx', 'output_folder': './ResNet50_vd_infer', 'mean': [[123.675, 116.28, 103.53]], 'std': [[58.395, 57.12, 57.375]], 'outputs_nodes': None, 'do_quantization': False, 'dataset': './ResNet50_vd_infer/dataset.txt'}</text:p>
      <text:p text:style-name="P100">W __init__: rknn-toolkit2 version: 1.6.0+81f21f4d</text:p>
      <text:p text:style-name="P100">W load_onnx: It is recommended onnx opset 19, but your onnx model opset is 10!</text:p>
      <text:p text:style-name="P100">Loading : 100%|████████████████████████████████████████████████| 278/278 [00:00&lt;00:00, 22272.63it/s]</text:p>
      <text:p text:style-name="P100">W build: The dataset='./ResNet50_vd_infer/dataset.txt' is ignored because do_quantization = False!</text:p>
      <text:p text:style-name="P100">I base_optimize ...</text:p>
      <text:p text:style-name="P100">I base_optimize done.</text:p>
      <text:p text:style-name="P100">I </text:p>
      <text:p text:style-name="P100"><text:soft-page-break/>I fold_constant ...</text:p>
      <text:p text:style-name="P100">I fold_constant done.</text:p>
      <text:p text:style-name="P100">I </text:p>
      <text:p text:style-name="P100">I correct_ops ...</text:p>
      <text:p text:style-name="P100">I correct_ops done.</text:p>
      <text:p text:style-name="P100">I </text:p>
      <text:p text:style-name="P100">I fuse_ops ...</text:p>
      <text:p text:style-name="P100">I fuse_ops results:</text:p>
      <text:p text:style-name="P100">I <text:s text:c="4"/>fuse_bn_into_conv: remove node = ['p2o.BatchNormalization.0', 'p2o.BatchNormalization.1', 'p2o.BatchNormalization.2', 'p2o.BatchNormalization.3', 'p2o.BatchNormalization.4', 'p2o.BatchNormalization.5', 'p2o.BatchNormalization.6', 'p2o.BatchNormalization.7', 'p2o.BatchNormalization.8', 'p2o.BatchNormalization.9', 'p2o.BatchNormalization.10', 'p2o.BatchNormalization.11', 'p2o.BatchNormalization.12', 'p2o.BatchNormalization.13', 'p2o.BatchNormalization.14', 'p2o.BatchNormalization.15', 'p2o.BatchNormalization.16', 'p2o.BatchNormalization.17', 'p2o.BatchNormalization.18', 'p2o.BatchNormalization.19', 'p2o.BatchNormalization.20', 'p2o.BatchNormalization.21', 'p2o.BatchNormalization.22', 'p2o.BatchNormalization.23', 'p2o.BatchNormalization.24', 'p2o.BatchNormalization.25', 'p2o.BatchNormalization.26', 'p2o.BatchNormalization.27', 'p2o.BatchNormalization.28', 'p2o.BatchNormalization.29', 'p2o.BatchNormalization.30', 'p2o.BatchNormalization.31', 'p2o.BatchNormalization.32', 'p2o.BatchNormalization.33', 'p2o.BatchNormalization.34', 'p2o.BatchNormalization.35', 'p2o.BatchNormalization.36', 'p2o.BatchNormalization.37', 'p2o.BatchNormalization.38', 'p2o.BatchNormalization.39', 'p2o.BatchNormalization.40', 'p2o.BatchNormalization.41', 'p2o.BatchNormalization.42', 'p2o.BatchNormalization.43', 'p2o.BatchNormalization.44', 'p2o.BatchNormalization.45', 'p2o.BatchNormalization.46', 'p2o.BatchNormalization.47', 'p2o.BatchNormalization.48', 'p2o.BatchNormalization.49', 'p2o.BatchNormalization.50', 'p2o.BatchNormalization.51', 'p2o.BatchNormalization.52', 'p2o.BatchNormalization.53', 'p2o.BatchNormalization.54']</text:p>
      <text:p text:style-name="P100">I <text:s text:c="4"/>convert_global_avgpool_to_conv: remove node = ['p2o.GlobalAveragePool.0'], add node = ['pool2d_4.tmp_0']</text:p>
      <text:p text:style-name="P100">I <text:s text:c="4"/>convert_gemm_by_conv: remove node = ['Gemm_p2o.Add.33'], add node = ['Gemm_p2o.Add.33_2conv_reshape1', 'Gemm_p2o.Add.33_2conv', 'Gemm_p2o.Add.33_2conv_reshape2']</text:p>
      <text:p text:style-name="P100">I <text:s text:c="4"/>convert_softmax_to_exsoftmax13: remove node = ['p2o.Softmax.0'], add node = ['p2o.Softmax.0']</text:p>
      <text:p text:style-name="P100">I <text:s text:c="4"/>fuse_two_reshape: remove node = ['p2o.Reshape.0']</text:p>
      <text:p text:style-name="P100">I <text:s text:c="4"/>unsqueeze_to_4d_exsoftmax13: remove node = [], add node = ['p2o.Softmax.0_0_unsqueeze0', 'p2o.Softmax.0_0_unsqueeze1']</text:p>
      <text:p text:style-name="P100">I <text:s text:c="4"/>remove_invalid_reshape: remove node = ['Gemm_p2o.Add.33_2conv_reshape1']</text:p>
      <text:p text:style-name="P100">I <text:s text:c="4"/>fuse_two_reshape: remove node = ['Gemm_p2o.Add.33_2conv_reshape2']</text:p>
      <text:p text:style-name="P100">I <text:s text:c="4"/>remove_invalid_reshape: remove node = ['p2o.Softmax.0_0_unsqueeze0']</text:p>
      <text:p text:style-name="P100">I <text:s text:c="4"/>fold_constant ...</text:p>
      <text:p text:style-name="P100">I <text:s text:c="4"/>fold_constant done.</text:p>
      <text:p text:style-name="P100">I fuse_ops done.</text:p>
      <text:p text:style-name="P100">I </text:p>
      <text:p text:style-name="P100">I sparse_weight ...</text:p>
      <text:p text:style-name="P100">I sparse_weight done.</text:p>
      <text:p text:style-name="P100">I </text:p>
      <text:p text:style-name="P100">I rknn building ...</text:p>
      <text:p text:style-name="P100">I RKNN: [16:54:04.169] compress = 0, conv_eltwise_activation_fuse = 1, global_fuse = 1, multi-core-model-mode = 7, output_optimize = 1,enable_argb_group=0 ,layout_match = 0, pipeline_fuse = 0</text:p>
      <text:p text:style-name="P100">I RKNN: librknnc version: 1.6.0 (585b3edcf@2023-12-11T07:42:56)</text:p>
      <text:p text:style-name="P100">D RKNN: [16:54:04.256] RKNN is invoked</text:p>
      <text:p text:style-name="P100">D RKNN: [16:54:04.508] &gt;&gt;&gt;&gt;&gt;&gt; start: rknn::RKNNExtractCustomOpAttrs</text:p>
      <text:p text:style-name="P100">D RKNN: [16:54:04.508] &lt;&lt;&lt;&lt;&lt;&lt;&lt;&lt; end: rknn::RKNNExtractCustomOpAttrs</text:p>
      <text:p text:style-name="P100">D RKNN: [16:54:04.508] &gt;&gt;&gt;&gt;&gt;&gt; start: rknn::RKNNSetOpTargetPass</text:p>
      <text:p text:style-name="P100">D RKNN: [16:54:04.508] &lt;&lt;&lt;&lt;&lt;&lt;&lt;&lt; end: rknn::RKNNSetOpTargetPass</text:p>
      <text:p text:style-name="P100">D RKNN: [16:54:04.508] &gt;&gt;&gt;&gt;&gt;&gt; start: rknn::RKNNBindNorm</text:p>
      <text:p text:style-name="P100">D RKNN: [16:54:04.508] &lt;&lt;&lt;&lt;&lt;&lt;&lt;&lt; end: rknn::RKNNBindNorm</text:p>
      <text:p text:style-name="P100">D RKNN: [16:54:04.508] &gt;&gt;&gt;&gt;&gt;&gt; start: rknn::RKNNAddFirstConv</text:p>
      <text:p text:style-name="P100">D RKNN: [16:54:04.508] &lt;&lt;&lt;&lt;&lt;&lt;&lt;&lt; end: rknn::RKNNAddFirstConv</text:p>
      <text:p text:style-name="P100">D RKNN: [16:54:04.508] &gt;&gt;&gt;&gt;&gt;&gt; start: rknn::RKNNEliminateQATDataConvert</text:p>
      <text:p text:style-name="P100">D RKNN: [16:54:04.508] &lt;&lt;&lt;&lt;&lt;&lt;&lt;&lt; end: rknn::RKNNEliminateQATDataConvert</text:p>
      <text:p text:style-name="P100">D RKNN: [16:54:04.508] &gt;&gt;&gt;&gt;&gt;&gt; start: rknn::RKNNTileGroupConv</text:p>
      <text:p text:style-name="P100">D RKNN: [16:54:04.508] &lt;&lt;&lt;&lt;&lt;&lt;&lt;&lt; end: rknn::RKNNTileGroupConv</text:p>
      <text:p text:style-name="P100">D RKNN: [16:54:04.508] &gt;&gt;&gt;&gt;&gt;&gt; start: rknn::RKNNAddConvBias</text:p>
      <text:p text:style-name="P100">D RKNN: [16:54:04.508] &lt;&lt;&lt;&lt;&lt;&lt;&lt;&lt; end: rknn::RKNNAddConvBias</text:p>
      <text:p text:style-name="P100">D RKNN: [16:54:04.508] &gt;&gt;&gt;&gt;&gt;&gt; start: rknn::RKNNTileChannel</text:p>
      <text:p text:style-name="P100">D RKNN: [16:54:04.508] &lt;&lt;&lt;&lt;&lt;&lt;&lt;&lt; end: rknn::RKNNTileChannel</text:p>
      <text:p text:style-name="P100">D RKNN: [16:54:04.508] &gt;&gt;&gt;&gt;&gt;&gt; start: rknn::RKNNPerChannelPrep</text:p>
      <text:p text:style-name="P100"><text:soft-page-break/>D RKNN: [16:54:04.508] &lt;&lt;&lt;&lt;&lt;&lt;&lt;&lt; end: rknn::RKNNPerChannelPrep</text:p>
      <text:p text:style-name="P100">D RKNN: [16:54:04.508] &gt;&gt;&gt;&gt;&gt;&gt; start: rknn::RKNNBnQuant</text:p>
      <text:p text:style-name="P100">D RKNN: [16:54:04.508] &lt;&lt;&lt;&lt;&lt;&lt;&lt;&lt; end: rknn::RKNNBnQuant</text:p>
      <text:p text:style-name="P100">D RKNN: [16:54:04.508] &gt;&gt;&gt;&gt;&gt;&gt; start: rknn::RKNNFuseOptimizerPass</text:p>
      <text:p text:style-name="P100">D RKNN: [16:54:04.525] &lt;&lt;&lt;&lt;&lt;&lt;&lt;&lt; end: rknn::RKNNFuseOptimizerPass</text:p>
      <text:p text:style-name="P100">D RKNN: [16:54:04.525] &gt;&gt;&gt;&gt;&gt;&gt; start: rknn::RKNNTurnAutoPad</text:p>
      <text:p text:style-name="P100">D RKNN: [16:54:04.525] &lt;&lt;&lt;&lt;&lt;&lt;&lt;&lt; end: rknn::RKNNTurnAutoPad</text:p>
      <text:p text:style-name="P100">D RKNN: [16:54:04.525] &gt;&gt;&gt;&gt;&gt;&gt; start: rknn::RKNNInitRNNConst</text:p>
      <text:p text:style-name="P100">D RKNN: [16:54:04.525] &lt;&lt;&lt;&lt;&lt;&lt;&lt;&lt; end: rknn::RKNNInitRNNConst</text:p>
      <text:p text:style-name="P100">D RKNN: [16:54:04.525] &gt;&gt;&gt;&gt;&gt;&gt; start: rknn::RKNNInitCastConst</text:p>
      <text:p text:style-name="P100">D RKNN: [16:54:04.525] &lt;&lt;&lt;&lt;&lt;&lt;&lt;&lt; end: rknn::RKNNInitCastConst</text:p>
      <text:p text:style-name="P100">D RKNN: [16:54:04.525] &gt;&gt;&gt;&gt;&gt;&gt; start: rknn::RKNNMultiSurfacePass</text:p>
      <text:p text:style-name="P100">D RKNN: [16:54:04.526] &lt;&lt;&lt;&lt;&lt;&lt;&lt;&lt; end: rknn::RKNNMultiSurfacePass</text:p>
      <text:p text:style-name="P100">D RKNN: [16:54:04.526] &gt;&gt;&gt;&gt;&gt;&gt; start: rknn::RKNNReplaceConstantTensorPass</text:p>
      <text:p text:style-name="P100">D RKNN: [16:54:04.526] &lt;&lt;&lt;&lt;&lt;&lt;&lt;&lt; end: rknn::RKNNReplaceConstantTensorPass</text:p>
      <text:p text:style-name="P100">D RKNN: [16:54:04.526] &gt;&gt;&gt;&gt;&gt;&gt; start: rknn::RKNNTilingPass</text:p>
      <text:p text:style-name="P100">D RKNN: [16:54:04.527] Cannot redirect dw ktile to ytile, switch to ktile(For multi core)</text:p>
      <text:p text:style-name="P100">D RKNN: [16:54:04.527] Cannot redirect dw ktile to ytile, switch to ktile(For multi core)</text:p>
      <text:p text:style-name="P100">D RKNN: [16:54:04.527] &lt;&lt;&lt;&lt;&lt;&lt;&lt;&lt; end: rknn::RKNNTilingPass</text:p>
      <text:p text:style-name="P100">D RKNN: [16:54:04.527] &gt;&gt;&gt;&gt;&gt;&gt; start: OpEmit</text:p>
      <text:p text:style-name="P100">D RKNN: [16:54:04.527] &lt;&lt;&lt;&lt;&lt;&lt;&lt;&lt; end: OpEmit</text:p>
      <text:p text:style-name="P100">D RKNN: [16:54:04.527] &gt;&gt;&gt;&gt;&gt;&gt; start: rknn::RKNNLayoutMatchPass</text:p>
      <text:p text:style-name="P100">D RKNN: [16:54:04.527] &lt;&lt;&lt;&lt;&lt;&lt;&lt;&lt; end: rknn::RKNNLayoutMatchPass</text:p>
      <text:p text:style-name="P100">D RKNN: [16:54:04.527] &gt;&gt;&gt;&gt;&gt;&gt; start: rknn::RKNNAddSecondaryNode</text:p>
      <text:p text:style-name="P100">D RKNN: [16:54:04.528] &lt;&lt;&lt;&lt;&lt;&lt;&lt;&lt; end: rknn::RKNNAddSecondaryNode</text:p>
      <text:p text:style-name="P100">D RKNN: [16:54:04.528] &gt;&gt;&gt;&gt;&gt;&gt; start: OpEmit</text:p>
      <text:p text:style-name="P100">D RKNN: [16:54:04.545] not need tranpose</text:p>
      <text:p text:style-name="P100">D RKNN: [16:54:04.545] not need tranpose</text:p>
      <text:p text:style-name="P100">D RKNN: [16:54:04.545] finish initComputeZoneMap</text:p>
      <text:p text:style-name="P100">D RKNN: [16:54:04.545] emit max</text:p>
      <text:p text:style-name="P100">D RKNN: [16:54:04.545] emit sub</text:p>
      <text:p text:style-name="P100">D RKNN: [16:54:04.545] emit exp</text:p>
      <text:p text:style-name="P100">D RKNN: [16:54:04.546] emit reduce sum</text:p>
      <text:p text:style-name="P100">D RKNN: [16:54:04.546] emit div</text:p>
      <text:p text:style-name="P100">D RKNN: [16:54:04.546] &lt;&lt;&lt;&lt;&lt;&lt;&lt;&lt; end: OpEmit</text:p>
      <text:p text:style-name="P100">D RKNN: [16:54:04.546] &gt;&gt;&gt;&gt;&gt;&gt; start: rknn::RKNNProfileAnalysisPass</text:p>
      <text:p text:style-name="P100">D RKNN: [16:54:04.546] node: Reshape:p2o.Softmax.0_0_unsqueeze1, Target: CPU</text:p>
      <text:p text:style-name="P100">D RKNN: [16:54:04.546] &lt;&lt;&lt;&lt;&lt;&lt;&lt;&lt; end: rknn::RKNNProfileAnalysisPass</text:p>
      <text:p text:style-name="P100">D RKNN: [16:54:04.547] &gt;&gt;&gt;&gt;&gt;&gt; start: rknn::RKNNOperatorIdGenPass</text:p>
      <text:p text:style-name="P100">D RKNN: [16:54:04.547] &lt;&lt;&lt;&lt;&lt;&lt;&lt;&lt; end: rknn::RKNNOperatorIdGenPass</text:p>
      <text:p text:style-name="P100">D RKNN: [16:54:04.547] &gt;&gt;&gt;&gt;&gt;&gt; start: rknn::RKNNWeightTransposePass</text:p>
      <text:p text:style-name="P100">D RKNN: [16:54:04.835] &lt;&lt;&lt;&lt;&lt;&lt;&lt;&lt; end: rknn::RKNNWeightTransposePass</text:p>
      <text:p text:style-name="P100">D RKNN: [16:54:04.835] &gt;&gt;&gt;&gt;&gt;&gt; start: rknn::RKNNCPUWeightTransposePass</text:p>
      <text:p text:style-name="P100">D RKNN: [16:54:04.835] &lt;&lt;&lt;&lt;&lt;&lt;&lt;&lt; end: rknn::RKNNCPUWeightTransposePass</text:p>
      <text:p text:style-name="P100">D RKNN: [16:54:04.835] &gt;&gt;&gt;&gt;&gt;&gt; start: rknn::RKNNModelBuildPass</text:p>
      <text:p text:style-name="P100">D RKNN: [16:54:04.927] RKNNModelBuildPass: [Statistics]</text:p>
      <text:p text:style-name="P100">D RKNN: [16:54:04.927] total_regcfg_size <text:s text:c="4"/>: <text:s text:c="3"/>129488</text:p>
      <text:p text:style-name="P100">D RKNN: [16:54:04.927] total_diff_regcfg_size: <text:s text:c="4"/>98896</text:p>
      <text:p text:style-name="P100">D RKNN: [16:54:04.927] &lt;&lt;&lt;&lt;&lt;&lt;&lt;&lt; end: rknn::RKNNModelBuildPass</text:p>
      <text:p text:style-name="P100">D RKNN: [16:54:04.927] &gt;&gt;&gt;&gt;&gt;&gt; start: rknn::RKNNModelRegCmdbuildPass</text:p>
      <text:p text:style-name="P100">D RKNN: [16:54:04.939] ------------------------------------------------------------------------------------------------------------------------------------------------------------------------------------------------</text:p>
      <text:p text:style-name="P100">D RKNN: [16:54:04.939] <text:s text:c="64"/>Network Layer Information Table <text:s text:c="64"/></text:p>
      <text:p text:style-name="P100"><text:soft-page-break/>D RKNN: [16:54:04.939] ------------------------------------------------------------------------------------------------------------------------------------------------------------------------------------------------</text:p>
      <text:p text:style-name="P100">D RKNN: [16:54:04.939] ID <text:s text:c="2"/>OpType <text:s text:c="10"/>DataType Target InputShape <text:s text:c="30"/>OutputShape <text:s text:c="11"/>DDRCycles <text:s text:c="3"/>NPUCycles <text:s text:c="3"/>MaxCycles <text:s text:c="3"/>TaskNumber <text:s text:c="2"/>RW(KB) <text:s text:c="6"/>FullName <text:s text:c="7"/></text:p>
      <text:p text:style-name="P100">D RKNN: [16:54:04.939] ------------------------------------------------------------------------------------------------------------------------------------------------------------------------------------------------</text:p>
      <text:p text:style-name="P100">D RKNN: [16:54:04.939] 0 <text:s text:c="3"/>InputOperator <text:s text:c="3"/>FLOAT16 <text:s/>CPU <text:s text:c="3"/>\ <text:s text:c="39"/>(1,3,224,224) <text:s text:c="9"/>0 <text:s text:c="11"/>0 <text:s text:c="11"/>0 <text:s text:c="11"/>0/0 <text:s text:c="9"/>0 <text:s text:c="11"/>InputOperator:inputs</text:p>
      <text:p text:style-name="P100">D RKNN: [16:54:04.939] 1 <text:s text:c="3"/>ConvRelu <text:s text:c="8"/>FLOAT16 <text:s/>NPU <text:s text:c="3"/>(1,3,224,224),(32,3,3,3),(32) <text:s text:c="11"/>(1,32,112,112) <text:s text:c="8"/>46868 <text:s text:c="7"/>225792 <text:s text:c="6"/>225792 <text:s text:c="6"/>5/0 <text:s text:c="9"/>298 <text:s text:c="9"/>Conv:p2o.Conv.0 </text:p>
      <text:p text:style-name="P100">D RKNN: [16:54:04.939] 2 <text:s text:c="3"/>ConvRelu <text:s text:c="8"/>FLOAT16 <text:s/>NPU <text:s text:c="3"/>(1,32,112,112),(32,32,3,3),(32) <text:s text:c="9"/>(1,32,112,112) <text:s text:c="8"/>68665 <text:s text:c="7"/>225792 <text:s text:c="6"/>225792 <text:s text:c="6"/>3/0 <text:s text:c="9"/>802 <text:s text:c="9"/>Conv:p2o.Conv.1 </text:p>
      <text:p text:style-name="P100">D RKNN: [16:54:04.939] 3 <text:s text:c="3"/>ConvRelu <text:s text:c="8"/>FLOAT16 <text:s/>NPU <text:s text:c="3"/>(1,32,112,112),(64,32,3,3),(64) <text:s text:c="9"/>(1,64,112,112) <text:s text:c="8"/>103390 <text:s text:c="6"/>451584 <text:s text:c="6"/>451584 <text:s text:c="6"/>3/0 <text:s text:c="9"/>820 <text:s text:c="9"/>Conv:p2o.Conv.2 </text:p>
      <text:p text:style-name="P100">D RKNN: [16:54:04.939] 4 <text:s text:c="3"/>MaxPool <text:s text:c="9"/>FLOAT16 <text:s/>NPU <text:s text:c="3"/>(1,64,112,112) <text:s text:c="26"/>(1,64,56,56) <text:s text:c="10"/>84850 <text:s text:c="7"/>0 <text:s text:c="11"/>84850 <text:s text:c="7"/>1/0 <text:s text:c="9"/>1568 <text:s text:c="8"/>MaxPool:p2o.MaxPool.0</text:p>
      <text:p text:style-name="P100">D RKNN: [16:54:04.939] 5 <text:s text:c="3"/>ConvRelu <text:s text:c="8"/>FLOAT16 <text:s/>NPU <text:s text:c="3"/>(1,64,56,56),(64,64,1,1),(64) <text:s text:c="11"/>(1,64,56,56) <text:s text:c="10"/>34298 <text:s text:c="7"/>25088 <text:s text:c="7"/>34298 <text:s text:c="7"/>2/0 <text:s text:c="9"/>400 <text:s text:c="9"/>Conv:p2o.Conv.3 </text:p>
      <text:p text:style-name="P100">D RKNN: [16:54:04.939] 6 <text:s text:c="3"/>ConvRelu <text:s text:c="8"/>FLOAT16 <text:s/>NPU <text:s text:c="3"/>(1,64,56,56),(64,64,3,3),(64) <text:s text:c="11"/>(1,64,56,56) <text:s text:c="10"/>37068 <text:s text:c="7"/>225792 <text:s text:c="6"/>225792 <text:s text:c="6"/>2/0 <text:s text:c="9"/>464 <text:s text:c="9"/>Conv:p2o.Conv.4 </text:p>
      <text:p text:style-name="P100">D RKNN: [16:54:04.939] 7 <text:s text:c="3"/>Conv <text:s text:c="12"/>FLOAT16 <text:s/>NPU <text:s text:c="3"/>(1,64,56,56),(256,64,1,1),(256) <text:s text:c="9"/>(1,256,56,56) <text:s text:c="9"/>86279 <text:s text:c="7"/>100352 <text:s text:c="6"/>100352 <text:s text:c="6"/>2/0 <text:s text:c="9"/>425 <text:s text:c="9"/>Conv:p2o.Conv.5 </text:p>
      <text:p text:style-name="P100">D RKNN: [16:54:04.939] 8 <text:s text:c="3"/>ConvAddRelu <text:s text:c="5"/>FLOAT16 <text:s/>NPU <text:s text:c="3"/>(1,64,56,56),(256,64,1,1),(256),... <text:s text:c="5"/>(1,256,56,56) <text:s text:c="9"/>154159 <text:s text:c="6"/>100352 <text:s text:c="6"/>154159 <text:s text:c="6"/>2/0 <text:s text:c="9"/>1993 <text:s text:c="8"/>Conv:p2o.Conv.6 </text:p>
      <text:p text:style-name="P100">D RKNN: [16:54:04.939] 9 <text:s text:c="3"/>ConvRelu <text:s text:c="8"/>FLOAT16 <text:s/>NPU <text:s text:c="3"/>(1,256,56,56),(64,256,1,1),(64) <text:s text:c="9"/>(1,64,56,56) <text:s text:c="10"/>86247 <text:s text:c="7"/>100352 <text:s text:c="6"/>100352 <text:s text:c="6"/>5/0 <text:s text:c="9"/>1600 <text:s text:c="8"/>Conv:p2o.Conv.7 </text:p>
      <text:p text:style-name="P100">D RKNN: [16:54:04.939] 10 <text:s text:c="2"/>ConvRelu <text:s text:c="8"/>FLOAT16 <text:s/>NPU <text:s text:c="3"/>(1,64,56,56),(64,64,3,3),(64) <text:s text:c="11"/>(1,64,56,56) <text:s text:c="10"/>37068 <text:s text:c="7"/>225792 <text:s text:c="6"/>225792 <text:s text:c="6"/>2/0 <text:s text:c="9"/>464 <text:s text:c="9"/>Conv:p2o.Conv.8 </text:p>
      <text:p text:style-name="P100">D RKNN: [16:54:04.939] 11 <text:s text:c="2"/>ConvAddRelu <text:s text:c="5"/>FLOAT16 <text:s/>NPU <text:s text:c="3"/>(1,64,56,56),(256,64,1,1),(256),... <text:s text:c="5"/>(1,256,56,56) <text:s text:c="9"/>154159 <text:s text:c="6"/>100352 <text:s text:c="6"/>154159 <text:s text:c="6"/>2/0 <text:s text:c="9"/>1993 <text:s text:c="8"/>Conv:p2o.Conv.9 </text:p>
      <text:p text:style-name="P100">D RKNN: [16:54:04.939] 12 <text:s text:c="2"/>ConvRelu <text:s text:c="8"/>FLOAT16 <text:s/>NPU <text:s text:c="3"/>(1,256,56,56),(64,256,1,1),(64) <text:s text:c="9"/>(1,64,56,56) <text:s text:c="10"/>86247 <text:s text:c="7"/>100352 <text:s text:c="6"/>100352 <text:s text:c="6"/>5/0 <text:s text:c="9"/>1600 <text:s text:c="8"/>Conv:p2o.Conv.10</text:p>
      <text:p text:style-name="P100">D RKNN: [16:54:04.939] 13 <text:s text:c="2"/>ConvRelu <text:s text:c="8"/>FLOAT16 <text:s/>NPU <text:s text:c="3"/>(1,64,56,56),(64,64,3,3),(64) <text:s text:c="11"/>(1,64,56,56) <text:s text:c="10"/>37068 <text:s text:c="7"/>225792 <text:s text:c="6"/>225792 <text:s text:c="6"/>2/0 <text:s text:c="9"/>464 <text:s text:c="9"/>Conv:p2o.Conv.11</text:p>
      <text:p text:style-name="P100">D RKNN: [16:54:04.939] 14 <text:s text:c="2"/>ConvAddRelu <text:s text:c="5"/>FLOAT16 <text:s/>NPU <text:s text:c="3"/>(1,64,56,56),(256,64,1,1),(256),... <text:s text:c="5"/>(1,256,56,56) <text:s text:c="9"/>154159 <text:s text:c="6"/>100352 <text:s text:c="6"/>154159 <text:s text:c="6"/>2/0 <text:s text:c="9"/>1993 <text:s text:c="8"/>Conv:p2o.Conv.12</text:p>
      <text:p text:style-name="P100">D RKNN: [16:54:04.939] 15 <text:s text:c="2"/>AveragePool <text:s text:c="5"/>FLOAT16 <text:s/>NPU <text:s text:c="3"/>(1,256,56,56) <text:s text:c="27"/>(1,256,28,28) <text:s text:c="9"/>84850 <text:s text:c="7"/>0 <text:s text:c="11"/>84850 <text:s text:c="7"/>1/0 <text:s text:c="9"/>1568 <text:s text:c="8"/>AveragePool:p2o.AveragePool.0</text:p>
      <text:p text:style-name="P100">D RKNN: [16:54:04.939] 16 <text:s text:c="2"/>ConvRelu <text:s text:c="8"/>FLOAT16 <text:s/>NPU <text:s text:c="3"/>(1,256,56,56),(128,256,1,1),(128) <text:s text:c="7"/>(1,128,56,56) <text:s text:c="9"/>104613 <text:s text:c="6"/>200704 <text:s text:c="6"/>200704 <text:s text:c="6"/>6/0 <text:s text:c="9"/>1632 <text:s text:c="8"/>Conv:p2o.Conv.13</text:p>
      <text:p text:style-name="P100">D RKNN: [16:54:04.939] 17 <text:s text:c="2"/>ConvRelu <text:s text:c="8"/>FLOAT16 <text:s/>NPU <text:s text:c="3"/>(1,128,56,56),(128,128,3,3),(128) <text:s text:c="7"/>(1,128,28,28) <text:s text:c="9"/>54915 <text:s text:c="7"/>225792 <text:s text:c="6"/>225792 <text:s text:c="6"/>14/0 <text:s text:c="8"/>1072 <text:s text:c="8"/>Conv:p2o.Conv.14</text:p>
      <text:p text:style-name="P100">D RKNN: [16:54:04.939] 18 <text:s text:c="2"/>Conv <text:s text:c="12"/>FLOAT16 <text:s/>NPU <text:s text:c="3"/>(1,128,28,28),(512,128,1,1),(512) <text:s text:c="7"/>(1,512,28,28) <text:s text:c="9"/>48053 <text:s text:c="7"/>100352 <text:s text:c="6"/>100352 <text:s text:c="6"/>1/0 <text:s text:c="9"/>326 <text:s text:c="9"/>Conv:p2o.Conv.15</text:p>
      <text:p text:style-name="P100">D RKNN: [16:54:04.939] 19 <text:s text:c="2"/>ConvAddRelu <text:s text:c="5"/>FLOAT16 <text:s/>NPU <text:s text:c="3"/>(1,256,28,28),(512,256,1,1),(512),... <text:s text:c="3"/>(1,512,28,28) <text:s text:c="9"/>96019 <text:s text:c="7"/>200704 <text:s text:c="6"/>200704 <text:s text:c="6"/>4/0 <text:s text:c="9"/>1434 <text:s text:c="8"/>Conv:p2o.Conv.16</text:p>
      <text:p text:style-name="P100">D RKNN: [16:54:04.939] 20 <text:s text:c="2"/>ConvRelu <text:s text:c="8"/>FLOAT16 <text:s/>NPU <text:s text:c="3"/>(1,512,28,28),(128,512,1,1),(128) <text:s text:c="7"/>(1,128,28,28) <text:s text:c="9"/>47988 <text:s text:c="7"/>100352 <text:s text:c="6"/>100352 <text:s text:c="6"/>4/0 <text:s text:c="9"/>912 <text:s text:c="9"/>Conv:p2o.Conv.17</text:p>
      <text:p text:style-name="P100">D RKNN: [16:54:04.939] 21 <text:s text:c="2"/>ConvRelu <text:s text:c="8"/>FLOAT16 <text:s/>NPU <text:s text:c="3"/>(1,128,28,28),(128,128,3,3),(128) <text:s text:c="7"/>(1,128,28,28) <text:s text:c="9"/>29460 <text:s text:c="7"/>225792 <text:s text:c="6"/>225792 <text:s text:c="6"/>1/0 <text:s text:c="9"/>484 <text:s text:c="9"/>Conv:p2o.Conv.18</text:p>
      <text:p text:style-name="P100">D RKNN: [16:54:04.939] 22 <text:s text:c="2"/>ConvAddRelu <text:s text:c="5"/>FLOAT16 <text:s/>NPU <text:s text:c="3"/>(1,128,28,28),(512,128,1,1),(512),... <text:s text:c="3"/>(1,512,28,28) <text:s text:c="9"/>81993 <text:s text:c="7"/>100352 <text:s text:c="6"/>100352 <text:s text:c="6"/>1/0 <text:s text:c="9"/>1110 <text:s text:c="8"/>Conv:p2o.Conv.19</text:p>
      <text:p text:style-name="P100">D RKNN: [16:54:04.939] 23 <text:s text:c="2"/>ConvRelu <text:s text:c="8"/>FLOAT16 <text:s/>NPU <text:s text:c="3"/>(1,512,28,28),(128,512,1,1),(128) <text:s text:c="7"/>(1,128,28,28) <text:s text:c="9"/>47988 <text:s text:c="7"/>100352 <text:s text:c="6"/>100352 <text:s text:c="6"/>4/0 <text:s text:c="9"/>912 <text:s text:c="9"/>Conv:p2o.Conv.20</text:p>
      <text:p text:style-name="P100">D RKNN: [16:54:04.939] 24 <text:s text:c="2"/>ConvRelu <text:s text:c="8"/>FLOAT16 <text:s/>NPU <text:s text:c="3"/>(1,128,28,28),(128,128,3,3),(128) <text:s text:c="7"/>(1,128,28,28) <text:s text:c="9"/>29460 <text:s text:c="7"/>225792 <text:s text:c="6"/>225792 <text:s text:c="6"/>1/0 <text:s text:c="9"/>484 <text:s text:c="9"/>Conv:p2o.Conv.21</text:p>
      <text:p text:style-name="P100">D RKNN: [16:54:04.939] 25 <text:s text:c="2"/>ConvAddRelu <text:s text:c="5"/>FLOAT16 <text:s/>NPU <text:s text:c="3"/>(1,128,28,28),(512,128,1,1),(512),... <text:s text:c="3"/>(1,512,28,28) <text:s text:c="9"/>81993 <text:s text:c="7"/>100352 <text:s text:c="6"/>100352 <text:s text:c="6"/>1/0 <text:s text:c="9"/>1110 <text:s text:c="8"/>Conv:p2o.Conv.22</text:p>
      <text:p text:style-name="P100">D RKNN: [16:54:04.939] 26 <text:s text:c="2"/>ConvRelu <text:s text:c="8"/>FLOAT16 <text:s/>NPU <text:s text:c="3"/>(1,512,28,28),(128,512,1,1),(128) <text:s text:c="7"/>(1,128,28,28) <text:s text:c="9"/>47988 <text:s text:c="7"/>100352 <text:s text:c="6"/>100352 <text:s text:c="6"/>4/0 <text:s text:c="9"/>912 <text:s text:c="9"/>Conv:p2o.Conv.23</text:p>
      <text:p text:style-name="P100">D RKNN: [16:54:04.939] 27 <text:s text:c="2"/>ConvRelu <text:s text:c="8"/>FLOAT16 <text:s/>NPU <text:s text:c="3"/>(1,128,28,28),(128,128,3,3),(128) <text:s text:c="7"/>(1,128,28,28) <text:s text:c="9"/>29460 <text:s text:c="7"/>225792 <text:s text:c="6"/>225792 <text:s text:c="6"/>1/0 <text:s text:c="9"/>484 <text:s text:c="9"/>Conv:p2o.Conv.24</text:p>
      <text:p text:style-name="P100">D RKNN: [16:54:04.939] 28 <text:s text:c="2"/>ConvAddRelu <text:s text:c="5"/>FLOAT16 <text:s/>NPU <text:s text:c="3"/>(1,128,28,28),(512,128,1,1),(512),... <text:s text:c="3"/>(1,512,28,28) <text:s text:c="9"/>81993 <text:s text:c="7"/>100352 <text:s text:c="6"/>100352 <text:s text:c="6"/>1/0 <text:s text:c="9"/>1110 <text:s text:c="8"/>Conv:p2o.Conv.25</text:p>
      <text:p text:style-name="P100">D RKNN: [16:54:04.939] 29 <text:s text:c="2"/>AveragePool <text:s text:c="5"/>FLOAT16 <text:s/>NPU <text:s text:c="3"/>(1,512,28,28) <text:s text:c="27"/>(1,512,14,14) <text:s text:c="9"/>42425 <text:s text:c="7"/>0 <text:s text:c="11"/>42425 <text:s text:c="7"/>1/0 <text:s text:c="9"/>784 <text:s text:c="9"/>AveragePool:p2o.AveragePool.1</text:p>
      <text:p text:style-name="P100">D RKNN: [16:54:04.939] 30 <text:s text:c="2"/>ConvRelu <text:s text:c="8"/>FLOAT16 <text:s/>NPU <text:s text:c="3"/>(1,512,28,28),(256,512,1,1),(256) <text:s text:c="7"/>(1,256,28,28) <text:s text:c="9"/>62036 <text:s text:c="7"/>200704 <text:s text:c="6"/>200704 <text:s text:c="6"/>7/0 <text:s text:c="9"/>1041 <text:s text:c="8"/>Conv:p2o.Conv.26</text:p>
      <text:p text:style-name="P100">D RKNN: [16:54:04.939] 31 <text:s text:c="2"/>ConvRelu <text:s text:c="8"/>FLOAT16 <text:s/>NPU <text:s text:c="3"/>(1,256,28,28),(256,256,3,3),(256) <text:s text:c="7"/>(1,256,14,14) <text:s text:c="9"/>71127 <text:s text:c="7"/>239616 <text:s text:c="6"/>239616 <text:s text:c="6"/>2/0 <text:s text:c="9"/>1545 <text:s text:c="8"/>Conv:p2o.Conv.27</text:p>
      <text:p text:style-name="P100">D RKNN: [16:54:04.939] 32 <text:s text:c="2"/>Conv <text:s text:c="12"/>FLOAT16 <text:s/>NPU <text:s text:c="3"/>(1,256,14,14),(1024,256,1,1),(1024) <text:s text:c="5"/>(1,1024,14,14) <text:s text:c="8"/>43551 <text:s text:c="7"/>106496 <text:s text:c="6"/>106496 <text:s text:c="6"/>1/0 <text:s text:c="9"/>614 <text:s text:c="9"/>Conv:p2o.Conv.28</text:p>
      <text:p text:style-name="P100">D RKNN: [16:54:04.939] 33 <text:s text:c="2"/>ConvAddRelu <text:s text:c="5"/>FLOAT16 <text:s/>NPU <text:s text:c="3"/>(1,512,14,14),(1024,512,1,1),(1024),... <text:s/>(1,1024,14,14) <text:s text:c="8"/>86928 <text:s text:c="7"/>212992 <text:s text:c="6"/>212992 <text:s text:c="6"/>1/0 <text:s text:c="9"/>1616 <text:s text:c="8"/>Conv:p2o.Conv.29</text:p>
      <text:p text:style-name="P100">D RKNN: [16:54:04.939] 34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0</text:p>
      <text:p text:style-name="P100">D RKNN: [16:54:04.939] 35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31</text:p>
      <text:p text:style-name="P100">D RKNN: [16:54:04.939] 36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32</text:p>
      <text:p text:style-name="P100">D RKNN: [16:54:04.939] 37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3</text:p>
      <text:p text:style-name="P100">D RKNN: [16:54:04.939] 38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34</text:p>
      <text:p text:style-name="P100">D RKNN: [16:54:04.939] 39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35</text:p>
      <text:p text:style-name="P100">D RKNN: [16:54:04.939] 40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6</text:p>
      <text:p text:style-name="P100">D RKNN: [16:54:04.939] 41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37</text:p>
      <text:p text:style-name="P100">D RKNN: [16:54:04.939] 42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38</text:p>
      <text:p text:style-name="P100">D RKNN: [16:54:04.939] 43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9</text:p>
      <text:p text:style-name="P100">D RKNN: [16:54:04.939] 44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40</text:p>
      <text:p text:style-name="P100">D RKNN: [16:54:04.939] 45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41</text:p>
      <text:p text:style-name="P100">D RKNN: [16:54:04.939] 46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42</text:p>
      <text:p text:style-name="P100">D RKNN: [16:54:04.939] 47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43</text:p>
      <text:p text:style-name="P100">D RKNN: [16:54:04.939] 48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44</text:p>
      <text:p text:style-name="P100"><text:soft-page-break/>D RKNN: [16:54:04.939] 49 <text:s text:c="2"/>AveragePool <text:s text:c="5"/>FLOAT16 <text:s/>NPU <text:s text:c="3"/>(1,1024,14,14) <text:s text:c="26"/>(1,1024,7,7) <text:s text:c="10"/>21213 <text:s text:c="7"/>0 <text:s text:c="11"/>21213 <text:s text:c="7"/>1/0 <text:s text:c="9"/>392 <text:s text:c="9"/>AveragePool:p2o.AveragePool.2</text:p>
      <text:p text:style-name="P100">D RKNN: [16:54:04.939] 50 <text:s text:c="2"/>ConvRelu <text:s text:c="8"/>FLOAT16 <text:s/>NPU <text:s text:c="3"/>(1,1024,14,14),(512,1024,1,1),(512) <text:s text:c="5"/>(1,512,14,14) <text:s text:c="9"/>69872 <text:s text:c="7"/>212992 <text:s text:c="6"/>212992 <text:s text:c="6"/>2/0 <text:s text:c="9"/>1418 <text:s text:c="8"/>Conv:p2o.Conv.45</text:p>
      <text:p text:style-name="P100">D RKNN: [16:54:04.939] 51 <text:s text:c="2"/>ConvRelu <text:s text:c="8"/>FLOAT16 <text:s/>NPU <text:s text:c="3"/>(1,512,14,14),(512,512,3,3),(512) <text:s text:c="7"/>(1,512,7,7) <text:s text:c="11"/>210177 <text:s text:c="6"/>294912 <text:s text:c="6"/>294912 <text:s text:c="6"/>3/0 <text:s text:c="9"/>4806 <text:s text:c="8"/>Conv:p2o.Conv.46</text:p>
      <text:p text:style-name="P100">D RKNN: [16:54:04.939] 52 <text:s text:c="2"/>Conv <text:s text:c="12"/>FLOAT16 <text:s/>NPU <text:s text:c="3"/>(1,512,7,7),(2048,512,1,1),(2048) <text:s text:c="7"/>(1,2048,7,7) <text:s text:c="10"/>99613 <text:s text:c="7"/>131072 <text:s text:c="6"/>131072 <text:s text:c="6"/>1/0 <text:s text:c="9"/>2105 <text:s text:c="8"/>Conv:p2o.Conv.47</text:p>
      <text:p text:style-name="P100">D RKNN: [16:54:04.939] 53 <text:s text:c="2"/>ConvAddRelu <text:s text:c="5"/>FLOAT16 <text:s/>NPU <text:s text:c="3"/>(1,1024,7,7),(2048,1024,1,1),(2048),... <text:s/>(1,2048,7,7) <text:s text:c="10"/>198878 <text:s text:c="6"/>262144 <text:s text:c="6"/>262144 <text:s text:c="6"/>1/0 <text:s text:c="9"/>4398 <text:s text:c="8"/>Conv:p2o.Conv.48</text:p>
      <text:p text:style-name="P100">D RKNN: [16:54:04.939] 54 <text:s text:c="2"/>ConvRelu <text:s text:c="8"/>FLOAT16 <text:s/>NPU <text:s text:c="3"/>(1,2048,7,7),(512,2048,1,1),(512) <text:s text:c="7"/>(1,512,7,7) <text:s text:c="11"/>99353 <text:s text:c="7"/>131072 <text:s text:c="6"/>131072 <text:s text:c="6"/>1/0 <text:s text:c="9"/>2246 <text:s text:c="8"/>Conv:p2o.Conv.49</text:p>
      <text:p text:style-name="P100">D RKNN: [16:54:04.939] 55 <text:s text:c="2"/>ConvRelu <text:s text:c="8"/>FLOAT16 <text:s/>NPU <text:s text:c="3"/>(1,512,7,7),(512,512,3,3),(512) <text:s text:c="9"/>(1,512,7,7) <text:s text:c="11"/>203813 <text:s text:c="6"/>294912 <text:s text:c="6"/>294912 <text:s text:c="6"/>1/0 <text:s text:c="9"/>4659 <text:s text:c="8"/>Conv:p2o.Conv.50</text:p>
      <text:p text:style-name="P100">D RKNN: [16:54:04.939] 56 <text:s text:c="2"/>ConvAddRelu <text:s text:c="5"/>FLOAT16 <text:s/>NPU <text:s text:c="3"/>(1,512,7,7),(2048,512,1,1),(2048),... <text:s text:c="3"/>(1,2048,7,7) <text:s text:c="10"/>108098 <text:s text:c="6"/>131072 <text:s text:c="6"/>131072 <text:s text:c="6"/>1/0 <text:s text:c="9"/>2301 <text:s text:c="8"/>Conv:p2o.Conv.51</text:p>
      <text:p text:style-name="P100">D RKNN: [16:54:04.939] 57 <text:s text:c="2"/>ConvRelu <text:s text:c="8"/>FLOAT16 <text:s/>NPU <text:s text:c="3"/>(1,2048,7,7),(512,2048,1,1),(512) <text:s text:c="7"/>(1,512,7,7) <text:s text:c="11"/>99353 <text:s text:c="7"/>131072 <text:s text:c="6"/>131072 <text:s text:c="6"/>1/0 <text:s text:c="9"/>2246 <text:s text:c="8"/>Conv:p2o.Conv.52</text:p>
      <text:p text:style-name="P100">D RKNN: [16:54:04.939] 58 <text:s text:c="2"/>ConvRelu <text:s text:c="8"/>FLOAT16 <text:s/>NPU <text:s text:c="3"/>(1,512,7,7),(512,512,3,3),(512) <text:s text:c="9"/>(1,512,7,7) <text:s text:c="11"/>203813 <text:s text:c="6"/>294912 <text:s text:c="6"/>294912 <text:s text:c="6"/>1/0 <text:s text:c="9"/>4659 <text:s text:c="8"/>Conv:p2o.Conv.53</text:p>
      <text:p text:style-name="P100">D RKNN: [16:54:04.939] 59 <text:s text:c="2"/>ConvAddRelu <text:s text:c="5"/>FLOAT16 <text:s/>NPU <text:s text:c="3"/>(1,512,7,7),(2048,512,1,1),(2048),... <text:s text:c="3"/>(1,2048,7,7) <text:s text:c="10"/>108098 <text:s text:c="6"/>131072 <text:s text:c="6"/>131072 <text:s text:c="6"/>1/0 <text:s text:c="9"/>2301 <text:s text:c="8"/>Conv:p2o.Conv.54</text:p>
      <text:p text:style-name="P100">D RKNN: [16:54:04.939] 60 <text:s text:c="2"/>Conv <text:s text:c="12"/>FLOAT16 <text:s/>NPU <text:s text:c="3"/>(1,2048,7,7),(1,2048,7,7),(2048) <text:s text:c="8"/>(1,2048,1,1) <text:s text:c="10"/>17490 <text:s text:c="7"/>25088 <text:s text:c="7"/>25088 <text:s text:c="7"/>2/0 <text:s text:c="9"/>400 <text:s text:c="9"/>Conv:pool2d_4.tmp_0</text:p>
      <text:p text:style-name="P100">D RKNN: [16:54:04.939] 61 <text:s text:c="2"/>Conv <text:s text:c="12"/>FLOAT16 <text:s/>NPU <text:s text:c="3"/>(1,2048,1,1),(1000,2048,1,1),(1000) <text:s text:c="5"/>(1,1000,1,1) <text:s text:c="10"/>173592 <text:s text:c="6"/>64512 <text:s text:c="7"/>173592 <text:s text:c="6"/>1/0 <text:s text:c="9"/>4007 <text:s text:c="8"/>Conv:Gemm_p2o.Add.33_2conv</text:p>
      <text:p text:style-name="P100">D RKNN: [16:54:04.939] 62 <text:s text:c="2"/>exSoftmax13 <text:s text:c="5"/>FLOAT16 <text:s/>NPU <text:s text:c="3"/>(1,1000,1,1),(1,1000,1,1) <text:s text:c="15"/>(1,1000,1,1) <text:s text:c="10"/>253 <text:s text:c="9"/>0 <text:s text:c="11"/>253 <text:s text:c="9"/>7/1 <text:s text:c="9"/>3 <text:s text:c="11"/>exSoftmax13:p2o.Softmax.0</text:p>
      <text:p text:style-name="P100">D RKNN: [16:54:04.939] 63 <text:s text:c="2"/>Reshape <text:s text:c="9"/>FLOAT16 <text:s/>CPU <text:s text:c="3"/>(1,1000,1,1),(2) <text:s text:c="24"/>(1,1000) <text:s text:c="14"/>0 <text:s text:c="11"/>0 <text:s text:c="11"/>0 <text:s text:c="11"/>0/0 <text:s text:c="9"/>1 <text:s text:c="11"/>Reshape:p2o.Softmax.0_0_unsqueeze1</text:p>
      <text:p text:style-name="P100">D RKNN: [16:54:04.939] 64 <text:s text:c="2"/>OutputOperator <text:s text:c="2"/>FLOAT16 <text:s/>CPU <text:s text:c="3"/>(1,1000) <text:s text:c="32"/>\ <text:s text:c="21"/>0 <text:s text:c="11"/>0 <text:s text:c="11"/>0 <text:s text:c="11"/>0/0 <text:s text:c="9"/>1 <text:s text:c="11"/>OutputOperator:save_infer_model/scale_0.tmp_1</text:p>
      <text:p text:style-name="P100">D RKNN: [16:54:04.939] ------------------------------------------------------------------------------------------------------------------------------------------------------------------------------------------------</text:p>
      <text:p text:style-name="P100">D RKNN: [16:54:04.939] &lt;&lt;&lt;&lt;&lt;&lt;&lt;&lt; end: rknn::RKNNModelRegCmdbuildPass</text:p>
      <text:p text:style-name="P100">D RKNN: [16:54:04.939] &gt;&gt;&gt;&gt;&gt;&gt; start: rknn::RKNNMemStatisticsPass</text:p>
      <text:p text:style-name="P100">D RKNN: [16:54:04.939] -------------------------------------------------------------------------------------------------------------------------------------------------</text:p>
      <text:p text:style-name="P100">D RKNN: [16:54:04.939] <text:s text:c="48"/>Feature Tensor Information Table <text:s text:c="39"/></text:p>
      <text:p text:style-name="P100">D RKNN: [16:54:04.939] ---------------------------------------------------------------------------------------------------------------+---------------------------------</text:p>
      <text:p text:style-name="P100">D RKNN: [16:54:04.939] ID <text:s/>User <text:s text:c="10"/>Tensor <text:s text:c="31"/>DataType <text:s/>DataFormat <text:s text:c="2"/>OrigShape <text:s text:c="5"/>NativeShape <text:s text:c="4"/>| <text:s text:c="4"/>[Start <text:s text:c="6"/>End) <text:s text:c="6"/>Size</text:p>
      <text:p text:style-name="P100">D RKNN: [16:54:04.939] ---------------------------------------------------------------------------------------------------------------+---------------------------------</text:p>
      <text:p text:style-name="P100">D RKNN: [16:54:04.939] 1 <text:s text:c="2"/>ConvRelu <text:s text:c="6"/>inputs <text:s text:c="31"/>FLOAT16 <text:s text:c="2"/>NC1HWC2 <text:s text:c="5"/>(1,3,224,224) <text:s/>(1,1,224,224,3) | 0x00000000 0x00049800 0x00049800</text:p>
      <text:p text:style-name="P100">D RKNN: [16:54:04.939] 2 <text:s text:c="2"/>ConvRelu <text:s text:c="6"/>batch_norm_0.tmp_3 <text:s text:c="19"/>FLOAT16 <text:s text:c="2"/>NC1HWC2 <text:s text:c="5"/>(1,32,112,112) (1,4,112,112,8) | 0x00049800 0x0010d800 0x000c4000</text:p>
      <text:p text:style-name="P100">D RKNN: [16:54:04.939] 3 <text:s text:c="2"/>ConvRelu <text:s text:c="6"/>batch_norm_1.tmp_3 <text:s text:c="19"/>FLOAT16 <text:s text:c="2"/>NC1HWC2 <text:s text:c="5"/>(1,32,112,112) (1,4,112,112,8) | 0x0010d800 0x001d1800 0x000c4000</text:p>
      <text:p text:style-name="P100">D RKNN: [16:54:04.939] 4 <text:s text:c="2"/>MaxPool <text:s text:c="7"/>batch_norm_2.tmp_3 <text:s text:c="19"/>FLOAT16 <text:s text:c="2"/>NC1HWC2 <text:s text:c="5"/>(1,64,112,112) (1,8,112,112,8) | 0x001d1800 0x00359800 0x00188000</text:p>
      <text:p text:style-name="P100">D RKNN: [16:54:04.939] 5 <text:s text:c="2"/>ConvRelu <text:s text:c="6"/>pool2d_0.tmp_0 <text:s text:c="23"/>FLOAT16 <text:s text:c="2"/>NC1HWC2 <text:s text:c="5"/>(1,64,56,56) <text:s text:c="2"/>(1,8,56,56,8) <text:s text:c="2"/>| 0x00000000 0x00062000 0x00062000</text:p>
      <text:p text:style-name="P100">D RKNN: [16:54:04.939] 6 <text:s text:c="2"/>ConvRelu <text:s text:c="6"/>batch_norm_3.tmp_3 <text:s text:c="19"/>FLOAT16 <text:s text:c="2"/>NC1HWC2 <text:s text:c="5"/>(1,64,56,56) <text:s text:c="2"/>(1,8,56,56,8) <text:s text:c="2"/>| 0x00062000 0x000c4000 0x00062000</text:p>
      <text:p text:style-name="P100">D RKNN: [16:54:04.939] 7 <text:s text:c="2"/>Conv <text:s text:c="10"/>batch_norm_4.tmp_3 <text:s text:c="19"/>FLOAT16 <text:s text:c="2"/>NC1HWC2 <text:s text:c="5"/>(1,64,56,56) <text:s text:c="2"/>(1,8,56,56,8) <text:s text:c="2"/>| 0x000c4000 0x00126000 0x00062000</text:p>
      <text:p text:style-name="P100">D RKNN: [16:54:04.939] 8 <text:s text:c="2"/>ConvAddRelu <text:s text:c="3"/>pool2d_0.tmp_0 <text:s text:c="23"/>FLOAT16 <text:s text:c="2"/>NC1HWC2 <text:s text:c="5"/>(1,64,56,56) <text:s text:c="2"/>(1,8,56,56,8) <text:s text:c="2"/>| 0x00000000 0x00062000 0x00062000</text:p>
      <text:p text:style-name="P100">D RKNN: [16:54:04.939] 8 <text:s text:c="2"/>ConvAddRelu <text:s text:c="3"/>batch_norm_5.tmp_2 <text:s text:c="19"/>FLOAT16 <text:s text:c="2"/>NC1HWC2 <text:s text:c="5"/>(1,256,56,56) <text:s/>(1,32,56,56,8) <text:s/>| 0x00126000 0x002ae000 0x00188000</text:p>
      <text:p text:style-name="P100">D RKNN: [16:54:04.939] 9 <text:s text:c="2"/>ConvRelu <text:s text:c="6"/>relu_0.tmp_0 <text:s text:c="25"/>FLOAT16 <text:s text:c="2"/>NC1HWC2 <text:s text:c="5"/>(1,256,56,56) <text:s/>(1,32,56,56,8) <text:s/>| 0x002ae000*0x00436000 0x00188000</text:p>
      <text:p text:style-name="P100">D RKNN: [16:54:04.939] 10 <text:s/>ConvRelu <text:s text:c="6"/>batch_norm_7.tmp_3 <text:s text:c="19"/>FLOAT16 <text:s text:c="2"/>NC1HWC2 <text:s text:c="5"/>(1,64,56,56) <text:s text:c="2"/>(1,8,56,56,8) <text:s text:c="2"/>| 0x00000000 0x00062000 0x00062000</text:p>
      <text:p text:style-name="P100">D RKNN: [16:54:04.939] 11 <text:s/>ConvAddRelu <text:s text:c="3"/>batch_norm_8.tmp_3 <text:s text:c="19"/>FLOAT16 <text:s text:c="2"/>NC1HWC2 <text:s text:c="5"/>(1,64,56,56) <text:s text:c="2"/>(1,8,56,56,8) <text:s text:c="2"/>| 0x00062000 0x000c4000 0x00062000</text:p>
      <text:p text:style-name="P100">D RKNN: [16:54:04.939] 11 <text:s/>ConvAddRelu <text:s text:c="3"/>relu_0.tmp_0 <text:s text:c="25"/>FLOAT16 <text:s text:c="2"/>NC1HWC2 <text:s text:c="5"/>(1,256,56,56) <text:s/>(1,32,56,56,8) <text:s/>| 0x002ae000*0x00436000 0x00188000</text:p>
      <text:p text:style-name="P100">D RKNN: [16:54:04.939] 12 <text:s/>ConvRelu <text:s text:c="6"/>relu_1.tmp_0 <text:s text:c="25"/>FLOAT16 <text:s text:c="2"/>NC1HWC2 <text:s text:c="5"/>(1,256,56,56) <text:s/>(1,32,56,56,8) <text:s/>| 0x000c4000 0x0024c000 0x00188000</text:p>
      <text:p text:style-name="P100">D RKNN: [16:54:04.939] 13 <text:s/>ConvRelu <text:s text:c="6"/>batch_norm_10.tmp_3 <text:s text:c="18"/>FLOAT16 <text:s text:c="2"/>NC1HWC2 <text:s text:c="5"/>(1,64,56,56) <text:s text:c="2"/>(1,8,56,56,8) <text:s text:c="2"/>| 0x00000000 0x00062000 0x00062000</text:p>
      <text:p text:style-name="P100">D RKNN: [16:54:04.939] 14 <text:s/>ConvAddRelu <text:s text:c="3"/>batch_norm_11.tmp_3 <text:s text:c="18"/>FLOAT16 <text:s text:c="2"/>NC1HWC2 <text:s text:c="5"/>(1,64,56,56) <text:s text:c="2"/>(1,8,56,56,8) <text:s text:c="2"/>| 0x00062000 0x000c4000 0x00062000</text:p>
      <text:p text:style-name="P100">D RKNN: [16:54:04.939] 14 <text:s/>ConvAddRelu <text:s text:c="3"/>relu_1.tmp_0 <text:s text:c="25"/>FLOAT16 <text:s text:c="2"/>NC1HWC2 <text:s text:c="5"/>(1,256,56,56) <text:s/>(1,32,56,56,8) <text:s/>| 0x000c4000 0x0024c000 0x00188000</text:p>
      <text:p text:style-name="P100">D RKNN: [16:54:04.939] 15 <text:s/>AveragePool <text:s text:c="3"/>relu_2.tmp_0 <text:s text:c="25"/>FLOAT16 <text:s text:c="2"/>NC1HWC2 <text:s text:c="5"/>(1,256,56,56) <text:s/>(1,32,56,56,8) <text:s/>| 0x0024c000 0x003d4000 0x00188000</text:p>
      <text:p text:style-name="P100">D RKNN: [16:54:04.939] 16 <text:s/>ConvRelu <text:s text:c="6"/>relu_2.tmp_0 <text:s text:c="25"/>FLOAT16 <text:s text:c="2"/>NC1HWC2 <text:s text:c="5"/>(1,256,56,56) <text:s/>(1,32,56,56,8) <text:s/>| 0x0024c000 0x003d4000 0x00188000</text:p>
      <text:p text:style-name="P100">D RKNN: [16:54:04.939] 17 <text:s/>ConvRelu <text:s text:c="6"/>batch_norm_13.tmp_3 <text:s text:c="18"/>FLOAT16 <text:s text:c="2"/>NC1HWC2 <text:s text:c="5"/>(1,128,56,56) <text:s/>(1,16,56,56,8) <text:s/>| 0x00062000 0x00126000 0x000c4000</text:p>
      <text:p text:style-name="P100">D RKNN: [16:54:04.939] 18 <text:s/>Conv <text:s text:c="10"/>batch_norm_14.tmp_3 <text:s text:c="18"/>FLOAT16 <text:s text:c="2"/>NC1HWC2 <text:s text:c="5"/>(1,128,28,28) <text:s/>(1,16,28,28,8) <text:s/>| 0x00126000 0x00157000 0x00031000</text:p>
      <text:p text:style-name="P100">D RKNN: [16:54:04.939] 19 <text:s/>ConvAddRelu <text:s text:c="3"/>pool2d_1.tmp_0 <text:s text:c="23"/>FLOAT16 <text:s text:c="2"/>NC1HWC2 <text:s text:c="5"/>(1,256,28,28) <text:s/>(1,32,28,28,8) <text:s/>| 0x00000000 0x00062000 0x00062000</text:p>
      <text:p text:style-name="P100">D RKNN: [16:54:04.939] 19 <text:s/>ConvAddRelu <text:s text:c="3"/>batch_norm_15.tmp_2 <text:s text:c="18"/>FLOAT16 <text:s text:c="2"/>NC1HWC2 <text:s text:c="5"/>(1,512,28,28) <text:s/>(1,64,28,28,8) <text:s/>| 0x00062000 0x00126000 0x000c4000</text:p>
      <text:p text:style-name="P100">D RKNN: [16:54:04.939] 20 <text:s/>ConvRelu <text:s text:c="6"/>relu_3.tmp_0 <text:s text:c="25"/>FLOAT16 <text:s text:c="2"/>NC1HWC2 <text:s text:c="5"/>(1,512,28,28) <text:s/>(1,64,28,28,8) <text:s/>| 0x00126000 0x001ea000 0x000c4000</text:p>
      <text:p text:style-name="P100">D RKNN: [16:54:04.939] 21 <text:s/>ConvRelu <text:s text:c="6"/>batch_norm_17.tmp_3 <text:s text:c="18"/>FLOAT16 <text:s text:c="2"/>NC1HWC2 <text:s text:c="5"/>(1,128,28,28) <text:s/>(1,16,28,28,8) <text:s/>| 0x00000000 0x00031000 0x00031000</text:p>
      <text:p text:style-name="P100">D RKNN: [16:54:04.939] 22 <text:s/>ConvAddRelu <text:s text:c="3"/>batch_norm_18.tmp_3 <text:s text:c="18"/>FLOAT16 <text:s text:c="2"/>NC1HWC2 <text:s text:c="5"/>(1,128,28,28) <text:s/>(1,16,28,28,8) <text:s/>| 0x00031000 0x00062000 0x00031000</text:p>
      <text:p text:style-name="P100">D RKNN: [16:54:04.939] 22 <text:s/>ConvAddRelu <text:s text:c="3"/>relu_3.tmp_0 <text:s text:c="25"/>FLOAT16 <text:s text:c="2"/>NC1HWC2 <text:s text:c="5"/>(1,512,28,28) <text:s/>(1,64,28,28,8) <text:s/>| 0x00126000 0x001ea000 0x000c4000</text:p>
      <text:p text:style-name="P100">D RKNN: [16:54:04.939] 23 <text:s/>ConvRelu <text:s text:c="6"/>relu_4.tmp_0 <text:s text:c="25"/>FLOAT16 <text:s text:c="2"/>NC1HWC2 <text:s text:c="5"/>(1,512,28,28) <text:s/>(1,64,28,28,8) <text:s/>| 0x00062000 0x00126000 0x000c4000</text:p>
      <text:p text:style-name="P100"><text:soft-page-break/>D RKNN: [16:54:04.939] 24 <text:s/>ConvRelu <text:s text:c="6"/>batch_norm_20.tmp_3 <text:s text:c="18"/>FLOAT16 <text:s text:c="2"/>NC1HWC2 <text:s text:c="5"/>(1,128,28,28) <text:s/>(1,16,28,28,8) <text:s/>| 0x00000000 0x00031000 0x00031000</text:p>
      <text:p text:style-name="P100">D RKNN: [16:54:04.939] 25 <text:s/>ConvAddRelu <text:s text:c="3"/>batch_norm_21.tmp_3 <text:s text:c="18"/>FLOAT16 <text:s text:c="2"/>NC1HWC2 <text:s text:c="5"/>(1,128,28,28) <text:s/>(1,16,28,28,8) <text:s/>| 0x00031000 0x00062000 0x00031000</text:p>
      <text:p text:style-name="P100">D RKNN: [16:54:04.939] 25 <text:s/>ConvAddRelu <text:s text:c="3"/>relu_4.tmp_0 <text:s text:c="25"/>FLOAT16 <text:s text:c="2"/>NC1HWC2 <text:s text:c="5"/>(1,512,28,28) <text:s/>(1,64,28,28,8) <text:s/>| 0x00062000 0x00126000 0x000c4000</text:p>
      <text:p text:style-name="P100">D RKNN: [16:54:04.939] 26 <text:s/>ConvRelu <text:s text:c="6"/>relu_5.tmp_0 <text:s text:c="25"/>FLOAT16 <text:s text:c="2"/>NC1HWC2 <text:s text:c="5"/>(1,512,28,28) <text:s/>(1,64,28,28,8) <text:s/>| 0x00126000 0x001ea000 0x000c4000</text:p>
      <text:p text:style-name="P100">D RKNN: [16:54:04.939] 27 <text:s/>ConvRelu <text:s text:c="6"/>batch_norm_23.tmp_3 <text:s text:c="18"/>FLOAT16 <text:s text:c="2"/>NC1HWC2 <text:s text:c="5"/>(1,128,28,28) <text:s/>(1,16,28,28,8) <text:s/>| 0x00000000 0x00031000 0x00031000</text:p>
      <text:p text:style-name="P100">D RKNN: [16:54:04.939] 28 <text:s/>ConvAddRelu <text:s text:c="3"/>batch_norm_24.tmp_3 <text:s text:c="18"/>FLOAT16 <text:s text:c="2"/>NC1HWC2 <text:s text:c="5"/>(1,128,28,28) <text:s/>(1,16,28,28,8) <text:s/>| 0x00031000 0x00062000 0x00031000</text:p>
      <text:p text:style-name="P100">D RKNN: [16:54:04.939] 28 <text:s/>ConvAddRelu <text:s text:c="3"/>relu_5.tmp_0 <text:s text:c="25"/>FLOAT16 <text:s text:c="2"/>NC1HWC2 <text:s text:c="5"/>(1,512,28,28) <text:s/>(1,64,28,28,8) <text:s/>| 0x00126000 0x001ea000 0x000c4000</text:p>
      <text:p text:style-name="P100">D RKNN: [16:54:04.939] 29 <text:s/>AveragePool <text:s text:c="3"/>relu_6.tmp_0 <text:s text:c="25"/>FLOAT16 <text:s text:c="2"/>NC1HWC2 <text:s text:c="5"/>(1,512,28,28) <text:s/>(1,64,28,28,8) <text:s/>| 0x00062000 0x00126000 0x000c4000</text:p>
      <text:p text:style-name="P100">D RKNN: [16:54:04.939] 30 <text:s/>ConvRelu <text:s text:c="6"/>relu_6.tmp_0 <text:s text:c="25"/>FLOAT16 <text:s text:c="2"/>NC1HWC2 <text:s text:c="5"/>(1,512,28,28) <text:s/>(1,64,28,28,8) <text:s/>| 0x00062000 0x00126000 0x000c4000</text:p>
      <text:p text:style-name="P100">D RKNN: [16:54:04.939] 31 <text:s/>ConvRelu <text:s text:c="6"/>batch_norm_26.tmp_3 <text:s text:c="18"/>FLOAT16 <text:s text:c="2"/>NC1HWC2 <text:s text:c="5"/>(1,256,28,28) <text:s/>(1,32,28,28,8) <text:s/>| 0x00126000 0x00188000 0x00062000</text:p>
      <text:p text:style-name="P100">D RKNN: [16:54:04.939] 32 <text:s/>Conv <text:s text:c="10"/>batch_norm_27.tmp_3 <text:s text:c="18"/>FLOAT16 <text:s text:c="2"/>NC1HWC2 <text:s text:c="5"/>(1,256,14,14) <text:s/>(1,32,14,14,8) <text:s/>| 0x00031000 0x00049800 0x00018800</text:p>
      <text:p text:style-name="P100">D RKNN: [16:54:04.939] 33 <text:s/>ConvAddRelu <text:s text:c="3"/>pool2d_2.tmp_0 <text:s text:c="23"/>FLOAT16 <text:s text:c="2"/>NC1HWC2 <text:s text:c="5"/>(1,512,14,14) <text:s/>(1,64,14,14,8) <text:s/>| 0x00000000 0x00031000 0x00031000</text:p>
      <text:p text:style-name="P100">D RKNN: [16:54:04.939] 33 <text:s/>ConvAddRelu <text:s text:c="3"/>batch_norm_28.tmp_2 <text:s text:c="18"/>FLOAT16 <text:s text:c="2"/>NC1HWC2 <text:s text:c="5"/>(1,1024,14,14) (1,128,14,14,8) | 0x00049800 0x000ab800 0x00062000</text:p>
      <text:p text:style-name="P100">D RKNN: [16:54:04.939] 34 <text:s/>ConvRelu <text:s text:c="6"/>relu_7.tmp_0 <text:s text:c="25"/>FLOAT16 <text:s text:c="2"/>NC1HWC2 <text:s text:c="5"/>(1,1024,14,14) (1,128,14,14,8) | 0x000ab800 0x0010d800 0x00062000</text:p>
      <text:p text:style-name="P100">D RKNN: [16:54:04.939] 35 <text:s/>ConvRelu <text:s text:c="6"/>batch_norm_30.tmp_3 <text:s text:c="18"/>FLOAT16 <text:s text:c="2"/>NC1HWC2 <text:s text:c="5"/>(1,256,14,14) <text:s/>(1,32,14,14,8) <text:s/>| 0x00000000 0x00018800 0x00018800</text:p>
      <text:p text:style-name="P100">D RKNN: [16:54:04.939] 36 <text:s/>ConvAddRelu <text:s text:c="3"/>batch_norm_31.tmp_3 <text:s text:c="18"/>FLOAT16 <text:s text:c="2"/>NC1HWC2 <text:s text:c="5"/>(1,256,14,14) <text:s/>(1,32,14,14,8) <text:s/>| 0x00018800 0x00031000 0x00018800</text:p>
      <text:p text:style-name="P100">D RKNN: [16:54:04.939] 36 <text:s/>ConvAddRelu <text:s text:c="3"/>relu_7.tmp_0 <text:s text:c="25"/>FLOAT16 <text:s text:c="2"/>NC1HWC2 <text:s text:c="5"/>(1,1024,14,14) (1,128,14,14,8) | 0x000ab800 0x0010d800 0x00062000</text:p>
      <text:p text:style-name="P100">D RKNN: [16:54:04.939] 37 <text:s/>ConvRelu <text:s text:c="6"/>relu_8.tmp_0 <text:s text:c="25"/>FLOAT16 <text:s text:c="2"/>NC1HWC2 <text:s text:c="5"/>(1,1024,14,14) (1,128,14,14,8) | 0x00031000 0x00093000 0x00062000</text:p>
      <text:p text:style-name="P100">D RKNN: [16:54:04.939] 38 <text:s/>ConvRelu <text:s text:c="6"/>batch_norm_33.tmp_3 <text:s text:c="18"/>FLOAT16 <text:s text:c="2"/>NC1HWC2 <text:s text:c="5"/>(1,256,14,14) <text:s/>(1,32,14,14,8) <text:s/>| 0x00000000 0x00018800 0x00018800</text:p>
      <text:p text:style-name="P100">D RKNN: [16:54:04.939] 39 <text:s/>ConvAddRelu <text:s text:c="3"/>batch_norm_34.tmp_3 <text:s text:c="18"/>FLOAT16 <text:s text:c="2"/>NC1HWC2 <text:s text:c="5"/>(1,256,14,14) <text:s/>(1,32,14,14,8) <text:s/>| 0x00018800 0x00031000 0x00018800</text:p>
      <text:p text:style-name="P100">D RKNN: [16:54:04.939] 39 <text:s/>ConvAddRelu <text:s text:c="3"/>relu_8.tmp_0 <text:s text:c="25"/>FLOAT16 <text:s text:c="2"/>NC1HWC2 <text:s text:c="5"/>(1,1024,14,14) (1,128,14,14,8) | 0x00031000 0x00093000 0x00062000</text:p>
      <text:p text:style-name="P100">D RKNN: [16:54:04.939] 40 <text:s/>ConvRelu <text:s text:c="6"/>relu_9.tmp_0 <text:s text:c="25"/>FLOAT16 <text:s text:c="2"/>NC1HWC2 <text:s text:c="5"/>(1,1024,14,14) (1,128,14,14,8) | 0x00093000 0x000f5000 0x00062000</text:p>
      <text:p text:style-name="P100">D RKNN: [16:54:04.939] 41 <text:s/>ConvRelu <text:s text:c="6"/>batch_norm_36.tmp_3 <text:s text:c="18"/>FLOAT16 <text:s text:c="2"/>NC1HWC2 <text:s text:c="5"/>(1,256,14,14) <text:s/>(1,32,14,14,8) <text:s/>| 0x00000000 0x00018800 0x00018800</text:p>
      <text:p text:style-name="P100">D RKNN: [16:54:04.939] 42 <text:s/>ConvAddRelu <text:s text:c="3"/>batch_norm_37.tmp_3 <text:s text:c="18"/>FLOAT16 <text:s text:c="2"/>NC1HWC2 <text:s text:c="5"/>(1,256,14,14) <text:s/>(1,32,14,14,8) <text:s/>| 0x00018800 0x00031000 0x00018800</text:p>
      <text:p text:style-name="P100">D RKNN: [16:54:04.939] 42 <text:s/>ConvAddRelu <text:s text:c="3"/>relu_9.tmp_0 <text:s text:c="25"/>FLOAT16 <text:s text:c="2"/>NC1HWC2 <text:s text:c="5"/>(1,1024,14,14) (1,128,14,14,8) | 0x00093000 0x000f5000 0x00062000</text:p>
      <text:p text:style-name="P100">D RKNN: [16:54:04.939] 43 <text:s/>ConvRelu <text:s text:c="6"/>relu_10.tmp_0 <text:s text:c="24"/>FLOAT16 <text:s text:c="2"/>NC1HWC2 <text:s text:c="5"/>(1,1024,14,14) (1,128,14,14,8) | 0x00031000 0x00093000 0x00062000</text:p>
      <text:p text:style-name="P100">D RKNN: [16:54:04.939] 44 <text:s/>ConvRelu <text:s text:c="6"/>batch_norm_39.tmp_3 <text:s text:c="18"/>FLOAT16 <text:s text:c="2"/>NC1HWC2 <text:s text:c="5"/>(1,256,14,14) <text:s/>(1,32,14,14,8) <text:s/>| 0x00000000 0x00018800 0x00018800</text:p>
      <text:p text:style-name="P100">D RKNN: [16:54:04.939] 45 <text:s/>ConvAddRelu <text:s text:c="3"/>batch_norm_40.tmp_3 <text:s text:c="18"/>FLOAT16 <text:s text:c="2"/>NC1HWC2 <text:s text:c="5"/>(1,256,14,14) <text:s/>(1,32,14,14,8) <text:s/>| 0x00018800 0x00031000 0x00018800</text:p>
      <text:p text:style-name="P100">D RKNN: [16:54:04.939] 45 <text:s/>ConvAddRelu <text:s text:c="3"/>relu_10.tmp_0 <text:s text:c="24"/>FLOAT16 <text:s text:c="2"/>NC1HWC2 <text:s text:c="5"/>(1,1024,14,14) (1,128,14,14,8) | 0x00031000 0x00093000 0x00062000</text:p>
      <text:p text:style-name="P100">D RKNN: [16:54:04.939] 46 <text:s/>ConvRelu <text:s text:c="6"/>relu_11.tmp_0 <text:s text:c="24"/>FLOAT16 <text:s text:c="2"/>NC1HWC2 <text:s text:c="5"/>(1,1024,14,14) (1,128,14,14,8) | 0x00093000 0x000f5000 0x00062000</text:p>
      <text:p text:style-name="P100">D RKNN: [16:54:04.939] 47 <text:s/>ConvRelu <text:s text:c="6"/>batch_norm_42.tmp_3 <text:s text:c="18"/>FLOAT16 <text:s text:c="2"/>NC1HWC2 <text:s text:c="5"/>(1,256,14,14) <text:s/>(1,32,14,14,8) <text:s/>| 0x00000000 0x00018800 0x00018800</text:p>
      <text:p text:style-name="P100">D RKNN: [16:54:04.939] 48 <text:s/>ConvAddRelu <text:s text:c="3"/>batch_norm_43.tmp_3 <text:s text:c="18"/>FLOAT16 <text:s text:c="2"/>NC1HWC2 <text:s text:c="5"/>(1,256,14,14) <text:s/>(1,32,14,14,8) <text:s/>| 0x00018800 0x00031000 0x00018800</text:p>
      <text:p text:style-name="P100">D RKNN: [16:54:04.939] 48 <text:s/>ConvAddRelu <text:s text:c="3"/>relu_11.tmp_0 <text:s text:c="24"/>FLOAT16 <text:s text:c="2"/>NC1HWC2 <text:s text:c="5"/>(1,1024,14,14) (1,128,14,14,8) | 0x00093000 0x000f5000 0x00062000</text:p>
      <text:p text:style-name="P100">D RKNN: [16:54:04.939] 49 <text:s/>AveragePool <text:s text:c="3"/>relu_12.tmp_0 <text:s text:c="24"/>FLOAT16 <text:s text:c="2"/>NC1HWC2 <text:s text:c="5"/>(1,1024,14,14) (1,128,14,14,8) | 0x00031000 0x00093000 0x00062000</text:p>
      <text:p text:style-name="P100">D RKNN: [16:54:04.939] 50 <text:s/>ConvRelu <text:s text:c="6"/>relu_12.tmp_0 <text:s text:c="24"/>FLOAT16 <text:s text:c="2"/>NC1HWC2 <text:s text:c="5"/>(1,1024,14,14) (1,128,14,14,8) | 0x00031000 0x00093000 0x00062000</text:p>
      <text:p text:style-name="P100">D RKNN: [16:54:04.939] 51 <text:s/>ConvRelu <text:s text:c="6"/>batch_norm_45.tmp_3 <text:s text:c="18"/>FLOAT16 <text:s text:c="2"/>NC1HWC2 <text:s text:c="5"/>(1,512,14,14) <text:s/>(1,64,14,14,8) <text:s/>| 0x00093000 0x000c4000 0x00031000</text:p>
      <text:p text:style-name="P100">D RKNN: [16:54:04.939] 52 <text:s/>Conv <text:s text:c="10"/>batch_norm_46.tmp_3 <text:s text:c="18"/>FLOAT16 <text:s text:c="2"/>NC1HWC2 <text:s text:c="5"/>(1,512,7,7) <text:s text:c="3"/>(1,67,7,7,8) <text:s text:c="3"/>| 0x0001a000 0x00027000 0x0000d000</text:p>
      <text:p text:style-name="P100">D RKNN: [16:54:04.939] 53 <text:s/>ConvAddRelu <text:s text:c="3"/>pool2d_3.tmp_0 <text:s text:c="23"/>FLOAT16 <text:s text:c="2"/>NC1HWC2 <text:s text:c="5"/>(1,1024,7,7) <text:s text:c="2"/>(1,135,7,7,8) <text:s text:c="2"/>| 0x00000000 0x0001a000 0x0001a000</text:p>
      <text:p text:style-name="P100">D RKNN: [16:54:04.939] 53 <text:s/>ConvAddRelu <text:s text:c="3"/>batch_norm_47.tmp_2 <text:s text:c="18"/>FLOAT16 <text:s text:c="2"/>NC1HWC2 <text:s text:c="5"/>(1,2048,7,7) <text:s text:c="2"/>(1,271,7,7,8) <text:s text:c="2"/>| 0x00027000 0x0005b000 0x00034000</text:p>
      <text:p text:style-name="P100">D RKNN: [16:54:04.939] 54 <text:s/>ConvRelu <text:s text:c="6"/>relu_13.tmp_0 <text:s text:c="24"/>FLOAT16 <text:s text:c="2"/>NC1HWC2 <text:s text:c="5"/>(1,2048,7,7) <text:s text:c="2"/>(1,271,7,7,8) <text:s text:c="2"/>| 0x0005b000 0x0008f000 0x00034000</text:p>
      <text:p text:style-name="P100">D RKNN: [16:54:04.939] 55 <text:s/>ConvRelu <text:s text:c="6"/>batch_norm_49.tmp_3 <text:s text:c="18"/>FLOAT16 <text:s text:c="2"/>NC1HWC2 <text:s text:c="5"/>(1,512,7,7) <text:s text:c="3"/>(1,67,7,7,8) <text:s text:c="3"/>| 0x00000000 0x0000d000 0x0000d000</text:p>
      <text:p text:style-name="P100">D RKNN: [16:54:04.939] 56 <text:s/>ConvAddRelu <text:s text:c="3"/>batch_norm_50.tmp_3 <text:s text:c="18"/>FLOAT16 <text:s text:c="2"/>NC1HWC2 <text:s text:c="5"/>(1,512,7,7) <text:s text:c="3"/>(1,67,7,7,8) <text:s text:c="3"/>| 0x0000d000 0x0001a000 0x0000d000</text:p>
      <text:p text:style-name="P100">D RKNN: [16:54:04.939] 56 <text:s/>ConvAddRelu <text:s text:c="3"/>relu_13.tmp_0 <text:s text:c="24"/>FLOAT16 <text:s text:c="2"/>NC1HWC2 <text:s text:c="5"/>(1,2048,7,7) <text:s text:c="2"/>(1,271,7,7,8) <text:s text:c="2"/>| 0x0005b000 0x0008f000 0x00034000</text:p>
      <text:p text:style-name="P100">D RKNN: [16:54:04.939] 57 <text:s/>ConvRelu <text:s text:c="6"/>relu_14.tmp_0 <text:s text:c="24"/>FLOAT16 <text:s text:c="2"/>NC1HWC2 <text:s text:c="5"/>(1,2048,7,7) <text:s text:c="2"/>(1,271,7,7,8) <text:s text:c="2"/>| 0x0001a000 0x0004e000 0x00034000</text:p>
      <text:p text:style-name="P100">D RKNN: [16:54:04.939] 58 <text:s/>ConvRelu <text:s text:c="6"/>batch_norm_52.tmp_3 <text:s text:c="18"/>FLOAT16 <text:s text:c="2"/>NC1HWC2 <text:s text:c="5"/>(1,512,7,7) <text:s text:c="3"/>(1,67,7,7,8) <text:s text:c="3"/>| 0x00000000 0x0000d000 0x0000d000</text:p>
      <text:p text:style-name="P100">D RKNN: [16:54:04.939] 59 <text:s/>ConvAddRelu <text:s text:c="3"/>batch_norm_53.tmp_3 <text:s text:c="18"/>FLOAT16 <text:s text:c="2"/>NC1HWC2 <text:s text:c="5"/>(1,512,7,7) <text:s text:c="3"/>(1,67,7,7,8) <text:s text:c="3"/>| 0x0000d000 0x0001a000 0x0000d000</text:p>
      <text:p text:style-name="P100">D RKNN: [16:54:04.939] 59 <text:s/>ConvAddRelu <text:s text:c="3"/>relu_14.tmp_0 <text:s text:c="24"/>FLOAT16 <text:s text:c="2"/>NC1HWC2 <text:s text:c="5"/>(1,2048,7,7) <text:s text:c="2"/>(1,271,7,7,8) <text:s text:c="2"/>| 0x0001a000 0x0004e000 0x00034000</text:p>
      <text:p text:style-name="P100">D RKNN: [16:54:04.939] 60 <text:s/>Conv <text:s text:c="10"/>relu_15.tmp_0 <text:s text:c="24"/>FLOAT16 <text:s text:c="2"/>NC1HWC2 <text:s text:c="5"/>(1,2048,7,7) <text:s text:c="2"/>(1,271,7,7,8) <text:s text:c="2"/>| 0x0004e000 0x00082000 0x00034000</text:p>
      <text:p text:style-name="P100">D RKNN: [16:54:04.939] 61 <text:s/>Conv <text:s text:c="10"/>pool2d_4.tmp_0 <text:s text:c="23"/>FLOAT16 <text:s text:c="2"/>NC1HWC2 <text:s text:c="5"/>(1,2048,1,1) <text:s text:c="2"/>(1,256,1,1,8) <text:s text:c="2"/>| 0x00000000 0x00001000 0x00001000</text:p>
      <text:p text:style-name="P100">D RKNN: [16:54:04.939] 62 <text:s/>exSoftmax13 <text:s text:c="3"/>p2o.Add.33_conv <text:s text:c="22"/>FLOAT16 <text:s text:c="2"/>NC1HWC2 <text:s text:c="5"/>(1,1000,1,1) <text:s text:c="2"/>(1,126,1,1,8) <text:s text:c="2"/>| 0x00001000 0x000017e0 0x000007e0</text:p>
      <text:p text:style-name="P100">D RKNN: [16:54:04.939] 62 <text:s/>exSoftmax13 <text:s text:c="3"/>p2o.Add.33_conv_exSecondary <text:s text:c="10"/>FLOAT16 <text:s text:c="2"/>NC1HWC2 <text:s text:c="5"/>(1,1000,1,1) <text:s text:c="2"/>(1,5009,1,1,8) <text:s/>| 0x00001800 0x00015110 0x00013910</text:p>
      <text:p text:style-name="P100">D RKNN: [16:54:04.939] 63 <text:s/>Reshape <text:s text:c="7"/>save_infer_model/scale_0.tmp_1_shape4 FLOAT16 <text:s text:c="2"/>NC1HWC2 <text:s text:c="5"/>(1,1000,1,1) <text:s text:c="2"/>(1,1000,1,1,8) <text:s/>| 0x00015140 0x00018fc0 0x00003e80</text:p>
      <text:p text:style-name="P100"><text:soft-page-break/>D RKNN: [16:54:04.939] 64 <text:s/>OutputOperator save_infer_model/scale_0.tmp_1 <text:s text:c="7"/>FLOAT16 <text:s text:c="2"/>UNDEFINED <text:s text:c="3"/>(1,1000) <text:s text:c="6"/>(1,1000) <text:s text:c="7"/>| 0x00000000 0x00000800 0x00000800</text:p>
      <text:p text:style-name="P100">D RKNN: [16:54:04.939] ---------------------------------------------------------------------------------------------------------------+---------------------------------</text:p>
      <text:p text:style-name="P100">D RKNN: [16:54:04.939] ------------------------------------------------------------------------------------------------------------------</text:p>
      <text:p text:style-name="P100">D RKNN: [16:54:04.939] <text:s text:c="38"/>Const Tensor Information Table <text:s text:c="26"/></text:p>
      <text:p text:style-name="P100">D RKNN: [16:54:04.939] --------------------------------------------------------------------------------+---------------------------------</text:p>
      <text:p text:style-name="P100">D RKNN: [16:54:04.939] ID <text:s/>User <text:s text:c="7"/>Tensor <text:s text:c="31"/>DataType <text:s/>OrigShape <text:s text:c="6"/>| <text:s text:c="4"/>[Start <text:s text:c="6"/>End) <text:s text:c="6"/>Size</text:p>
      <text:p text:style-name="P100">D RKNN: [16:54:04.939] --------------------------------------------------------------------------------+---------------------------------</text:p>
      <text:p text:style-name="P100">D RKNN: [16:54:04.939] 1 <text:s text:c="2"/>ConvRelu <text:s text:c="3"/>conv1_1_weights <text:s text:c="22"/>FLOAT16 <text:s text:c="2"/>(32,3,3,3) <text:s text:c="5"/>| 0x00000000 0x00001200 0x00001200</text:p>
      <text:p text:style-name="P100">D RKNN: [16:54:04.939] 1 <text:s text:c="2"/>ConvRelu <text:s text:c="3"/>p2o.BatchNormalization.0_bias <text:s text:c="8"/>FLOAT <text:s text:c="4"/>(32) <text:s text:c="11"/>| 0x030af9c0 0x030afa40 0x00000080</text:p>
      <text:p text:style-name="P100">D RKNN: [16:54:04.939] 2 <text:s text:c="2"/>ConvRelu <text:s text:c="3"/>conv1_2_weights <text:s text:c="22"/>FLOAT16 <text:s text:c="2"/>(32,32,3,3) <text:s text:c="4"/>| 0x00001200 0x00005a00 0x00004800</text:p>
      <text:p text:style-name="P100">D RKNN: [16:54:04.939] 2 <text:s text:c="2"/>ConvRelu <text:s text:c="3"/>p2o.BatchNormalization.1_bias <text:s text:c="8"/>FLOAT <text:s text:c="4"/>(32) <text:s text:c="11"/>| 0x030afa40 0x030afac0 0x00000080</text:p>
      <text:p text:style-name="P100">D RKNN: [16:54:04.939] 3 <text:s text:c="2"/>ConvRelu <text:s text:c="3"/>conv1_3_weights <text:s text:c="22"/>FLOAT16 <text:s text:c="2"/>(64,32,3,3) <text:s text:c="4"/>| 0x00005a00 0x0000ea00 0x00009000</text:p>
      <text:p text:style-name="P100">D RKNN: [16:54:04.939] 3 <text:s text:c="2"/>ConvRelu <text:s text:c="3"/>p2o.BatchNormalization.2_bias <text:s text:c="8"/>FLOAT <text:s text:c="4"/>(64) <text:s text:c="11"/>| 0x030afac0 0x030afbc0 0x00000100</text:p>
      <text:p text:style-name="P100">D RKNN: [16:54:04.939] 5 <text:s text:c="2"/>ConvRelu <text:s text:c="3"/>res2a_branch2a_weights <text:s text:c="15"/>FLOAT16 <text:s text:c="2"/>(64,64,1,1) <text:s text:c="4"/>| 0x003ff9c0 0x004019c0 0x00002000</text:p>
      <text:p text:style-name="P100">D RKNN: [16:54:04.939] 5 <text:s text:c="2"/>ConvRelu <text:s text:c="3"/>p2o.BatchNormalization.3_bias <text:s text:c="8"/>FLOAT <text:s text:c="4"/>(64) <text:s text:c="11"/>| 0x030afbc0 0x030afcc0 0x00000100</text:p>
      <text:p text:style-name="P100">D RKNN: [16:54:04.939] 6 <text:s text:c="2"/>ConvRelu <text:s text:c="3"/>res2a_branch2b_weights <text:s text:c="15"/>FLOAT16 <text:s text:c="2"/>(64,64,3,3) <text:s text:c="4"/>| 0x004019c0 0x004139c0 0x00012000</text:p>
      <text:p text:style-name="P100">D RKNN: [16:54:04.939] 6 <text:s text:c="2"/>ConvRelu <text:s text:c="3"/>p2o.BatchNormalization.4_bias <text:s text:c="8"/>FLOAT <text:s text:c="4"/>(64) <text:s text:c="11"/>| 0x030afcc0 0x030afdc0 0x00000100</text:p>
      <text:p text:style-name="P100">D RKNN: [16:54:04.939] 7 <text:s text:c="2"/>Conv <text:s text:c="7"/>res2a_branch2c_weights <text:s text:c="15"/>FLOAT16 <text:s text:c="2"/>(256,64,1,1) <text:s text:c="3"/>| 0x004139c0 0x0041b9c0 0x00008000</text:p>
      <text:p text:style-name="P100">D RKNN: [16:54:04.939] 7 <text:s text:c="2"/>Conv <text:s text:c="7"/>p2o.BatchNormalization.5_bias <text:s text:c="8"/>FLOAT <text:s text:c="4"/>(256) <text:s text:c="10"/>| 0x030afdc0 0x030b01c0 0x00000400</text:p>
      <text:p text:style-name="P100">D RKNN: [16:54:04.939] 8 <text:s text:c="2"/>ConvAddRelu res2a_branch1_weights <text:s text:c="16"/>FLOAT16 <text:s text:c="2"/>(256,64,1,1) <text:s text:c="3"/>| 0x003f79c0 0x003ff9c0 0x00008000</text:p>
      <text:p text:style-name="P100">D RKNN: [16:54:04.939] 8 <text:s text:c="2"/>ConvAddRelu p2o.BatchNormalization.6_bias <text:s text:c="8"/>FLOAT <text:s text:c="4"/>(256) <text:s text:c="10"/>| 0x030b01c0 0x030b05c0 0x00000400</text:p>
      <text:p text:style-name="P100">D RKNN: [16:54:04.939] 9 <text:s text:c="2"/>ConvRelu <text:s text:c="3"/>res2b_branch2a_weights <text:s text:c="15"/>FLOAT16 <text:s text:c="2"/>(64,256,1,1) <text:s text:c="3"/>| 0x0041b9c0 0x004239c0 0x00008000</text:p>
      <text:p text:style-name="P100">D RKNN: [16:54:04.939] 9 <text:s text:c="2"/>ConvRelu <text:s text:c="3"/>p2o.BatchNormalization.7_bias <text:s text:c="8"/>FLOAT <text:s text:c="4"/>(64) <text:s text:c="11"/>| 0x030b05c0 0x030b06c0 0x00000100</text:p>
      <text:p text:style-name="P100">D RKNN: [16:54:04.939] 10 <text:s/>ConvRelu <text:s text:c="3"/>res2b_branch2b_weights <text:s text:c="15"/>FLOAT16 <text:s text:c="2"/>(64,64,3,3) <text:s text:c="4"/>| 0x004239c0 0x004359c0 0x00012000</text:p>
      <text:p text:style-name="P100">D RKNN: [16:54:04.939] 10 <text:s/>ConvRelu <text:s text:c="3"/>p2o.BatchNormalization.8_bias <text:s text:c="8"/>FLOAT <text:s text:c="4"/>(64) <text:s text:c="11"/>| 0x030b06c0 0x030b07c0 0x00000100</text:p>
      <text:p text:style-name="P100">D RKNN: [16:54:04.939] 11 <text:s/>ConvAddRelu res2b_branch2c_weights <text:s text:c="15"/>FLOAT16 <text:s text:c="2"/>(256,64,1,1) <text:s text:c="3"/>| 0x004359c0 0x0043d9c0 0x00008000</text:p>
      <text:p text:style-name="P100">D RKNN: [16:54:04.939] 11 <text:s/>ConvAddRelu p2o.BatchNormalization.9_bias <text:s text:c="8"/>FLOAT <text:s text:c="4"/>(256) <text:s text:c="10"/>| 0x030b07c0 0x030b0bc0 0x00000400</text:p>
      <text:p text:style-name="P100">D RKNN: [16:54:04.939] 12 <text:s/>ConvRelu <text:s text:c="3"/>res2c_branch2a_weights <text:s text:c="15"/>FLOAT16 <text:s text:c="2"/>(64,256,1,1) <text:s text:c="3"/>| 0x0043d9c0 0x004459c0 0x00008000</text:p>
      <text:p text:style-name="P100">D RKNN: [16:54:04.939] 12 <text:s/>ConvRelu <text:s text:c="3"/>p2o.BatchNormalization.10_bias <text:s text:c="7"/>FLOAT <text:s text:c="4"/>(64) <text:s text:c="11"/>| 0x030b0bc0 0x030b0cc0 0x00000100</text:p>
      <text:p text:style-name="P100">D RKNN: [16:54:04.939] 13 <text:s/>ConvRelu <text:s text:c="3"/>res2c_branch2b_weights <text:s text:c="15"/>FLOAT16 <text:s text:c="2"/>(64,64,3,3) <text:s text:c="4"/>| 0x004459c0 0x004579c0 0x00012000</text:p>
      <text:p text:style-name="P100">D RKNN: [16:54:04.939] 13 <text:s/>ConvRelu <text:s text:c="3"/>p2o.BatchNormalization.11_bias <text:s text:c="7"/>FLOAT <text:s text:c="4"/>(64) <text:s text:c="11"/>| 0x030b0cc0 0x030b0dc0 0x00000100</text:p>
      <text:p text:style-name="P100">D RKNN: [16:54:04.939] 14 <text:s/>ConvAddRelu res2c_branch2c_weights <text:s text:c="15"/>FLOAT16 <text:s text:c="2"/>(256,64,1,1) <text:s text:c="3"/>| 0x004579c0 0x0045f9c0 0x00008000</text:p>
      <text:p text:style-name="P100">D RKNN: [16:54:04.939] 14 <text:s/>ConvAddRelu p2o.BatchNormalization.12_bias <text:s text:c="7"/>FLOAT <text:s text:c="4"/>(256) <text:s text:c="10"/>| 0x030b0dc0 0x030b11c0 0x00000400</text:p>
      <text:p text:style-name="P100">D RKNN: [16:54:04.939] 16 <text:s/>ConvRelu <text:s text:c="3"/>res3a_branch2a_weights <text:s text:c="15"/>FLOAT16 <text:s text:c="2"/>(128,256,1,1) <text:s text:c="2"/>| 0x0049f9c0 0x004af9c0 0x00010000</text:p>
      <text:p text:style-name="P100">D RKNN: [16:54:04.939] 16 <text:s/>ConvRelu <text:s text:c="3"/>p2o.BatchNormalization.13_bias <text:s text:c="7"/>FLOAT <text:s text:c="4"/>(128) <text:s text:c="10"/>| 0x030b11c0 0x030b13c0 0x00000200</text:p>
      <text:p text:style-name="P100">D RKNN: [16:54:04.939] 17 <text:s/>ConvRelu <text:s text:c="3"/>res3a_branch2b_weights <text:s text:c="15"/>FLOAT16 <text:s text:c="2"/>(128,128,3,3) <text:s text:c="2"/>| 0x004af9c0 0x004f79c0 0x00048000</text:p>
      <text:p text:style-name="P100">D RKNN: [16:54:04.939] 17 <text:s/>ConvRelu <text:s text:c="3"/>p2o.BatchNormalization.14_bias <text:s text:c="7"/>FLOAT <text:s text:c="4"/>(128) <text:s text:c="10"/>| 0x030b13c0 0x030b15c0 0x00000200</text:p>
      <text:p text:style-name="P100">D RKNN: [16:54:04.939] 18 <text:s/>Conv <text:s text:c="7"/>res3a_branch2c_weights <text:s text:c="15"/>FLOAT16 <text:s text:c="2"/>(512,128,1,1) <text:s text:c="2"/>| 0x004f79c0 0x005179c0 0x00020000</text:p>
      <text:p text:style-name="P100">D RKNN: [16:54:04.939] 18 <text:s/>Conv <text:s text:c="7"/>p2o.BatchNormalization.15_bias <text:s text:c="7"/>FLOAT <text:s text:c="4"/>(512) <text:s text:c="10"/>| 0x030b15c0 0x030b1dc0 0x00000800</text:p>
      <text:p text:style-name="P100">D RKNN: [16:54:04.939] 19 <text:s/>ConvAddRelu res3a_branch1_weights <text:s text:c="16"/>FLOAT16 <text:s text:c="2"/>(512,256,1,1) <text:s text:c="2"/>| 0x0045f9c0 0x0049f9c0 0x00040000</text:p>
      <text:p text:style-name="P100">D RKNN: [16:54:04.939] 19 <text:s/>ConvAddRelu p2o.BatchNormalization.16_bias <text:s text:c="7"/>FLOAT <text:s text:c="4"/>(512) <text:s text:c="10"/>| 0x030b1dc0 0x030b25c0 0x00000800</text:p>
      <text:p text:style-name="P100">D RKNN: [16:54:04.939] 20 <text:s/>ConvRelu <text:s text:c="3"/>res3b_branch2a_weights <text:s text:c="15"/>FLOAT16 <text:s text:c="2"/>(128,512,1,1) <text:s text:c="2"/>| 0x005179c0 0x005379c0 0x00020000</text:p>
      <text:p text:style-name="P100">D RKNN: [16:54:04.939] 20 <text:s/>ConvRelu <text:s text:c="3"/>p2o.BatchNormalization.17_bias <text:s text:c="7"/>FLOAT <text:s text:c="4"/>(128) <text:s text:c="10"/>| 0x030b25c0 0x030b27c0 0x00000200</text:p>
      <text:p text:style-name="P100">D RKNN: [16:54:04.939] 21 <text:s/>ConvRelu <text:s text:c="3"/>res3b_branch2b_weights <text:s text:c="15"/>FLOAT16 <text:s text:c="2"/>(128,128,3,3) <text:s text:c="2"/>| 0x005379c0 0x0057f9c0 0x00048000</text:p>
      <text:p text:style-name="P100">D RKNN: [16:54:04.939] 21 <text:s/>ConvRelu <text:s text:c="3"/>p2o.BatchNormalization.18_bias <text:s text:c="7"/>FLOAT <text:s text:c="4"/>(128) <text:s text:c="10"/>| 0x030b27c0 0x030b29c0 0x00000200</text:p>
      <text:p text:style-name="P100">D RKNN: [16:54:04.939] 22 <text:s/>ConvAddRelu res3b_branch2c_weights <text:s text:c="15"/>FLOAT16 <text:s text:c="2"/>(512,128,1,1) <text:s text:c="2"/>| 0x0057f9c0 0x0059f9c0 0x00020000</text:p>
      <text:p text:style-name="P100">D RKNN: [16:54:04.939] 22 <text:s/>ConvAddRelu p2o.BatchNormalization.19_bias <text:s text:c="7"/>FLOAT <text:s text:c="4"/>(512) <text:s text:c="10"/>| 0x030b29c0 0x030b31c0 0x00000800</text:p>
      <text:p text:style-name="P100">D RKNN: [16:54:04.939] 23 <text:s/>ConvRelu <text:s text:c="3"/>res3c_branch2a_weights <text:s text:c="15"/>FLOAT16 <text:s text:c="2"/>(128,512,1,1) <text:s text:c="2"/>| 0x0059f9c0 0x005bf9c0 0x00020000</text:p>
      <text:p text:style-name="P100">D RKNN: [16:54:04.939] 23 <text:s/>ConvRelu <text:s text:c="3"/>p2o.BatchNormalization.20_bias <text:s text:c="7"/>FLOAT <text:s text:c="4"/>(128) <text:s text:c="10"/>| 0x030b31c0 0x030b33c0 0x00000200</text:p>
      <text:p text:style-name="P100">D RKNN: [16:54:04.939] 24 <text:s/>ConvRelu <text:s text:c="3"/>res3c_branch2b_weights <text:s text:c="15"/>FLOAT16 <text:s text:c="2"/>(128,128,3,3) <text:s text:c="2"/>| 0x005bf9c0 0x006079c0 0x00048000</text:p>
      <text:p text:style-name="P100">D RKNN: [16:54:04.939] 24 <text:s/>ConvRelu <text:s text:c="3"/>p2o.BatchNormalization.21_bias <text:s text:c="7"/>FLOAT <text:s text:c="4"/>(128) <text:s text:c="10"/>| 0x030b33c0 0x030b35c0 0x00000200</text:p>
      <text:p text:style-name="P100">D RKNN: [16:54:04.939] 25 <text:s/>ConvAddRelu res3c_branch2c_weights <text:s text:c="15"/>FLOAT16 <text:s text:c="2"/>(512,128,1,1) <text:s text:c="2"/>| 0x006079c0 0x006279c0 0x00020000</text:p>
      <text:p text:style-name="P100"><text:soft-page-break/>D RKNN: [16:54:04.939] 25 <text:s/>ConvAddRelu p2o.BatchNormalization.22_bias <text:s text:c="7"/>FLOAT <text:s text:c="4"/>(512) <text:s text:c="10"/>| 0x030b35c0 0x030b3dc0 0x00000800</text:p>
      <text:p text:style-name="P100">D RKNN: [16:54:04.939] 26 <text:s/>ConvRelu <text:s text:c="3"/>res3d_branch2a_weights <text:s text:c="15"/>FLOAT16 <text:s text:c="2"/>(128,512,1,1) <text:s text:c="2"/>| 0x006279c0 0x006479c0 0x00020000</text:p>
      <text:p text:style-name="P100">D RKNN: [16:54:04.939] 26 <text:s/>ConvRelu <text:s text:c="3"/>p2o.BatchNormalization.23_bias <text:s text:c="7"/>FLOAT <text:s text:c="4"/>(128) <text:s text:c="10"/>| 0x030b3dc0 0x030b3fc0 0x00000200</text:p>
      <text:p text:style-name="P100">D RKNN: [16:54:04.939] 27 <text:s/>ConvRelu <text:s text:c="3"/>res3d_branch2b_weights <text:s text:c="15"/>FLOAT16 <text:s text:c="2"/>(128,128,3,3) <text:s text:c="2"/>| 0x006479c0 0x0068f9c0 0x00048000</text:p>
      <text:p text:style-name="P100">D RKNN: [16:54:04.939] 27 <text:s/>ConvRelu <text:s text:c="3"/>p2o.BatchNormalization.24_bias <text:s text:c="7"/>FLOAT <text:s text:c="4"/>(128) <text:s text:c="10"/>| 0x030b3fc0 0x030b41c0 0x00000200</text:p>
      <text:p text:style-name="P100">D RKNN: [16:54:04.939] 28 <text:s/>ConvAddRelu res3d_branch2c_weights <text:s text:c="15"/>FLOAT16 <text:s text:c="2"/>(512,128,1,1) <text:s text:c="2"/>| 0x0068f9c0 0x006af9c0 0x00020000</text:p>
      <text:p text:style-name="P100">D RKNN: [16:54:04.939] 28 <text:s/>ConvAddRelu p2o.BatchNormalization.25_bias <text:s text:c="7"/>FLOAT <text:s text:c="4"/>(512) <text:s text:c="10"/>| 0x030b41c0 0x030b49c0 0x00000800</text:p>
      <text:p text:style-name="P100">D RKNN: [16:54:04.939] 30 <text:s/>ConvRelu <text:s text:c="3"/>res4a_branch2a_weights <text:s text:c="15"/>FLOAT16 <text:s text:c="2"/>(256,512,1,1) <text:s text:c="2"/>| 0x007af9c0 0x007ef9c0 0x00040000</text:p>
      <text:p text:style-name="P100">D RKNN: [16:54:04.939] 30 <text:s/>ConvRelu <text:s text:c="3"/>p2o.BatchNormalization.26_bias <text:s text:c="7"/>FLOAT <text:s text:c="4"/>(256) <text:s text:c="10"/>| 0x030b49c0 0x030b4dc0 0x00000400</text:p>
      <text:p text:style-name="P100">D RKNN: [16:54:04.939] 31 <text:s/>ConvRelu <text:s text:c="3"/>res4a_branch2b_weights <text:s text:c="15"/>FLOAT16 <text:s text:c="2"/>(256,256,3,3) <text:s text:c="2"/>| 0x007ef9c0 0x0090f9c0 0x00120000</text:p>
      <text:p text:style-name="P100">D RKNN: [16:54:04.939] 31 <text:s/>ConvRelu <text:s text:c="3"/>p2o.BatchNormalization.27_bias <text:s text:c="7"/>FLOAT <text:s text:c="4"/>(256) <text:s text:c="10"/>| 0x030b4dc0 0x030b51c0 0x00000400</text:p>
      <text:p text:style-name="P100">D RKNN: [16:54:04.939] 32 <text:s/>Conv <text:s text:c="7"/>res4a_branch2c_weights <text:s text:c="15"/>FLOAT16 <text:s text:c="2"/>(1024,256,1,1) <text:s/>| 0x0090f9c0 0x0098f9c0 0x00080000</text:p>
      <text:p text:style-name="P100">D RKNN: [16:54:04.939] 32 <text:s/>Conv <text:s text:c="7"/>p2o.BatchNormalization.28_bias <text:s text:c="7"/>FLOAT <text:s text:c="4"/>(1024) <text:s text:c="9"/>| 0x030b51c0 0x030b61c0 0x00001000</text:p>
      <text:p text:style-name="P100">D RKNN: [16:54:04.939] 33 <text:s/>ConvAddRelu res4a_branch1_weights <text:s text:c="16"/>FLOAT16 <text:s text:c="2"/>(1024,512,1,1) <text:s/>| 0x006af9c0 0x007af9c0 0x00100000</text:p>
      <text:p text:style-name="P100">D RKNN: [16:54:04.939] 33 <text:s/>ConvAddRelu p2o.BatchNormalization.29_bias <text:s text:c="7"/>FLOAT <text:s text:c="4"/>(1024) <text:s text:c="9"/>| 0x030b61c0 0x030b71c0 0x00001000</text:p>
      <text:p text:style-name="P100">D RKNN: [16:54:04.939] 34 <text:s/>ConvRelu <text:s text:c="3"/>res4b_branch2a_weights <text:s text:c="15"/>FLOAT16 <text:s text:c="2"/>(256,1024,1,1) <text:s/>| 0x0098f9c0 0x00a0f9c0 0x00080000</text:p>
      <text:p text:style-name="P100">D RKNN: [16:54:04.939] 34 <text:s/>ConvRelu <text:s text:c="3"/>p2o.BatchNormalization.30_bias <text:s text:c="7"/>FLOAT <text:s text:c="4"/>(256) <text:s text:c="10"/>| 0x030b71c0 0x030b75c0 0x00000400</text:p>
      <text:p text:style-name="P100">D RKNN: [16:54:04.939] 35 <text:s/>ConvRelu <text:s text:c="3"/>res4b_branch2b_weights <text:s text:c="15"/>FLOAT16 <text:s text:c="2"/>(256,256,3,3) <text:s text:c="2"/>| 0x00a0f9c0 0x00b2f9c0 0x00120000</text:p>
      <text:p text:style-name="P100">D RKNN: [16:54:04.939] 35 <text:s/>ConvRelu <text:s text:c="3"/>p2o.BatchNormalization.31_bias <text:s text:c="7"/>FLOAT <text:s text:c="4"/>(256) <text:s text:c="10"/>| 0x030b75c0 0x030b79c0 0x00000400</text:p>
      <text:p text:style-name="P100">D RKNN: [16:54:04.939] 36 <text:s/>ConvAddRelu res4b_branch2c_weights <text:s text:c="15"/>FLOAT16 <text:s text:c="2"/>(1024,256,1,1) <text:s/>| 0x00b2f9c0 0x00baf9c0 0x00080000</text:p>
      <text:p text:style-name="P100">D RKNN: [16:54:04.939] 36 <text:s/>ConvAddRelu p2o.BatchNormalization.32_bias <text:s text:c="7"/>FLOAT <text:s text:c="4"/>(1024) <text:s text:c="9"/>| 0x030b79c0 0x030b89c0 0x00001000</text:p>
      <text:p text:style-name="P100">D RKNN: [16:54:04.939] 37 <text:s/>ConvRelu <text:s text:c="3"/>res4c_branch2a_weights <text:s text:c="15"/>FLOAT16 <text:s text:c="2"/>(256,1024,1,1) <text:s/>| 0x00baf9c0 0x00c2f9c0 0x00080000</text:p>
      <text:p text:style-name="P100">D RKNN: [16:54:04.939] 37 <text:s/>ConvRelu <text:s text:c="3"/>p2o.BatchNormalization.33_bias <text:s text:c="7"/>FLOAT <text:s text:c="4"/>(256) <text:s text:c="10"/>| 0x030b89c0 0x030b8dc0 0x00000400</text:p>
      <text:p text:style-name="P100">D RKNN: [16:54:04.939] 38 <text:s/>ConvRelu <text:s text:c="3"/>res4c_branch2b_weights <text:s text:c="15"/>FLOAT16 <text:s text:c="2"/>(256,256,3,3) <text:s text:c="2"/>| 0x00c2f9c0 0x00d4f9c0 0x00120000</text:p>
      <text:p text:style-name="P100">D RKNN: [16:54:04.939] 38 <text:s/>ConvRelu <text:s text:c="3"/>p2o.BatchNormalization.34_bias <text:s text:c="7"/>FLOAT <text:s text:c="4"/>(256) <text:s text:c="10"/>| 0x030b8dc0 0x030b91c0 0x00000400</text:p>
      <text:p text:style-name="P100">D RKNN: [16:54:04.939] 39 <text:s/>ConvAddRelu res4c_branch2c_weights <text:s text:c="15"/>FLOAT16 <text:s text:c="2"/>(1024,256,1,1) <text:s/>| 0x00d4f9c0 0x00dcf9c0 0x00080000</text:p>
      <text:p text:style-name="P100">D RKNN: [16:54:04.939] 39 <text:s/>ConvAddRelu p2o.BatchNormalization.35_bias <text:s text:c="7"/>FLOAT <text:s text:c="4"/>(1024) <text:s text:c="9"/>| 0x030b91c0 0x030ba1c0 0x00001000</text:p>
      <text:p text:style-name="P100">D RKNN: [16:54:04.939] 40 <text:s/>ConvRelu <text:s text:c="3"/>res4d_branch2a_weights <text:s text:c="15"/>FLOAT16 <text:s text:c="2"/>(256,1024,1,1) <text:s/>| 0x00dcf9c0 0x00e4f9c0 0x00080000</text:p>
      <text:p text:style-name="P100">D RKNN: [16:54:04.939] 40 <text:s/>ConvRelu <text:s text:c="3"/>p2o.BatchNormalization.36_bias <text:s text:c="7"/>FLOAT <text:s text:c="4"/>(256) <text:s text:c="10"/>| 0x030ba1c0 0x030ba5c0 0x00000400</text:p>
      <text:p text:style-name="P100">D RKNN: [16:54:04.939] 41 <text:s/>ConvRelu <text:s text:c="3"/>res4d_branch2b_weights <text:s text:c="15"/>FLOAT16 <text:s text:c="2"/>(256,256,3,3) <text:s text:c="2"/>| 0x00e4f9c0 0x00f6f9c0 0x00120000</text:p>
      <text:p text:style-name="P100">D RKNN: [16:54:04.939] 41 <text:s/>ConvRelu <text:s text:c="3"/>p2o.BatchNormalization.37_bias <text:s text:c="7"/>FLOAT <text:s text:c="4"/>(256) <text:s text:c="10"/>| 0x030ba5c0 0x030ba9c0 0x00000400</text:p>
      <text:p text:style-name="P100">D RKNN: [16:54:04.939] 42 <text:s/>ConvAddRelu res4d_branch2c_weights <text:s text:c="15"/>FLOAT16 <text:s text:c="2"/>(1024,256,1,1) <text:s/>| 0x00f6f9c0 0x00fef9c0 0x00080000</text:p>
      <text:p text:style-name="P100">D RKNN: [16:54:04.939] 42 <text:s/>ConvAddRelu p2o.BatchNormalization.38_bias <text:s text:c="7"/>FLOAT <text:s text:c="4"/>(1024) <text:s text:c="9"/>| 0x030ba9c0 0x030bb9c0 0x00001000</text:p>
      <text:p text:style-name="P100">D RKNN: [16:54:04.939] 43 <text:s/>ConvRelu <text:s text:c="3"/>res4e_branch2a_weights <text:s text:c="15"/>FLOAT16 <text:s text:c="2"/>(256,1024,1,1) <text:s/>| 0x00fef9c0 0x0106f9c0 0x00080000</text:p>
      <text:p text:style-name="P100">D RKNN: [16:54:04.939] 43 <text:s/>ConvRelu <text:s text:c="3"/>p2o.BatchNormalization.39_bias <text:s text:c="7"/>FLOAT <text:s text:c="4"/>(256) <text:s text:c="10"/>| 0x030bb9c0 0x030bbdc0 0x00000400</text:p>
      <text:p text:style-name="P100">D RKNN: [16:54:04.939] 44 <text:s/>ConvRelu <text:s text:c="3"/>res4e_branch2b_weights <text:s text:c="15"/>FLOAT16 <text:s text:c="2"/>(256,256,3,3) <text:s text:c="2"/>| 0x0106f9c0 0x0118f9c0 0x00120000</text:p>
      <text:p text:style-name="P100">D RKNN: [16:54:04.939] 44 <text:s/>ConvRelu <text:s text:c="3"/>p2o.BatchNormalization.40_bias <text:s text:c="7"/>FLOAT <text:s text:c="4"/>(256) <text:s text:c="10"/>| 0x030bbdc0 0x030bc1c0 0x00000400</text:p>
      <text:p text:style-name="P100">D RKNN: [16:54:04.939] 45 <text:s/>ConvAddRelu res4e_branch2c_weights <text:s text:c="15"/>FLOAT16 <text:s text:c="2"/>(1024,256,1,1) <text:s/>| 0x0118f9c0 0x0120f9c0 0x00080000</text:p>
      <text:p text:style-name="P100">D RKNN: [16:54:04.939] 45 <text:s/>ConvAddRelu p2o.BatchNormalization.41_bias <text:s text:c="7"/>FLOAT <text:s text:c="4"/>(1024) <text:s text:c="9"/>| 0x030bc1c0 0x030bd1c0 0x00001000</text:p>
      <text:p text:style-name="P100">D RKNN: [16:54:04.939] 46 <text:s/>ConvRelu <text:s text:c="3"/>res4f_branch2a_weights <text:s text:c="15"/>FLOAT16 <text:s text:c="2"/>(256,1024,1,1) <text:s/>| 0x0120f9c0 0x0128f9c0 0x00080000</text:p>
      <text:p text:style-name="P100">D RKNN: [16:54:04.939] 46 <text:s/>ConvRelu <text:s text:c="3"/>p2o.BatchNormalization.42_bias <text:s text:c="7"/>FLOAT <text:s text:c="4"/>(256) <text:s text:c="10"/>| 0x030bd1c0 0x030bd5c0 0x00000400</text:p>
      <text:p text:style-name="P100">D RKNN: [16:54:04.939] 47 <text:s/>ConvRelu <text:s text:c="3"/>res4f_branch2b_weights <text:s text:c="15"/>FLOAT16 <text:s text:c="2"/>(256,256,3,3) <text:s text:c="2"/>| 0x0128f9c0 0x013af9c0 0x00120000</text:p>
      <text:p text:style-name="P100">D RKNN: [16:54:04.939] 47 <text:s/>ConvRelu <text:s text:c="3"/>p2o.BatchNormalization.43_bias <text:s text:c="7"/>FLOAT <text:s text:c="4"/>(256) <text:s text:c="10"/>| 0x030bd5c0 0x030bd9c0 0x00000400</text:p>
      <text:p text:style-name="P100">D RKNN: [16:54:04.939] 48 <text:s/>ConvAddRelu res4f_branch2c_weights <text:s text:c="15"/>FLOAT16 <text:s text:c="2"/>(1024,256,1,1) <text:s/>| 0x013af9c0 0x0142f9c0 0x00080000</text:p>
      <text:p text:style-name="P100">D RKNN: [16:54:04.939] 48 <text:s/>ConvAddRelu p2o.BatchNormalization.44_bias <text:s text:c="7"/>FLOAT <text:s text:c="4"/>(1024) <text:s text:c="9"/>| 0x030bd9c0 0x030be9c0 0x00001000</text:p>
      <text:p text:style-name="P100">D RKNN: [16:54:04.939] 50 <text:s/>ConvRelu <text:s text:c="3"/>res5a_branch2a_weights <text:s text:c="15"/>FLOAT16 <text:s text:c="2"/>(512,1024,1,1) <text:s/>| 0x0182f9c0 0x0192f9c0 0x00100000</text:p>
      <text:p text:style-name="P100">D RKNN: [16:54:04.939] 50 <text:s/>ConvRelu <text:s text:c="3"/>p2o.BatchNormalization.45_bias <text:s text:c="7"/>FLOAT <text:s text:c="4"/>(512) <text:s text:c="10"/>| 0x030be9c0 0x030bf1c0 0x00000800</text:p>
      <text:p text:style-name="P100">D RKNN: [16:54:04.939] 51 <text:s/>ConvRelu <text:s text:c="3"/>res5a_branch2b_weights <text:s text:c="15"/>FLOAT16 <text:s text:c="2"/>(512,512,3,3) <text:s text:c="2"/>| 0x0192f9c0 0x01daf9c0 0x00480000</text:p>
      <text:p text:style-name="P100">D RKNN: [16:54:04.939] 51 <text:s/>ConvRelu <text:s text:c="3"/>p2o.BatchNormalization.46_bias <text:s text:c="7"/>FLOAT <text:s text:c="4"/>(512) <text:s text:c="10"/>| 0x030bf1c0 0x030bf9c0 0x00000800</text:p>
      <text:p text:style-name="P100">D RKNN: [16:54:04.939] 52 <text:s/>Conv <text:s text:c="7"/>res5a_branch2c_weights <text:s text:c="15"/>FLOAT16 <text:s text:c="2"/>(2048,512,1,1) <text:s/>| 0x01daf9c0 0x01faf9c0 0x00200000</text:p>
      <text:p text:style-name="P100">D RKNN: [16:54:04.939] 52 <text:s/>Conv <text:s text:c="7"/>p2o.BatchNormalization.47_bias <text:s text:c="7"/>FLOAT <text:s text:c="4"/>(2048) <text:s text:c="9"/>| 0x030bf9c0 0x030c19c0 0x00002000</text:p>
      <text:p text:style-name="P100">D RKNN: [16:54:04.939] 53 <text:s/>ConvAddRelu res5a_branch1_weights <text:s text:c="16"/>FLOAT16 <text:s text:c="2"/>(2048,1024,1,1) | 0x0142f9c0 0x0182f9c0 0x00400000</text:p>
      <text:p text:style-name="P100"><text:soft-page-break/>D RKNN: [16:54:04.939] 53 <text:s/>ConvAddRelu p2o.BatchNormalization.48_bias <text:s text:c="7"/>FLOAT <text:s text:c="4"/>(2048) <text:s text:c="9"/>| 0x030c19c0 0x030c39c0 0x00002000</text:p>
      <text:p text:style-name="P100">D RKNN: [16:54:04.939] 54 <text:s/>ConvRelu <text:s text:c="3"/>res5b_branch2a_weights <text:s text:c="15"/>FLOAT16 <text:s text:c="2"/>(512,2048,1,1) <text:s/>| 0x01faf9c0 0x021af9c0 0x00200000</text:p>
      <text:p text:style-name="P100">D RKNN: [16:54:04.939] 54 <text:s/>ConvRelu <text:s text:c="3"/>p2o.BatchNormalization.49_bias <text:s text:c="7"/>FLOAT <text:s text:c="4"/>(512) <text:s text:c="10"/>| 0x030c39c0 0x030c41c0 0x00000800</text:p>
      <text:p text:style-name="P100">D RKNN: [16:54:04.939] 55 <text:s/>ConvRelu <text:s text:c="3"/>res5b_branch2b_weights <text:s text:c="15"/>FLOAT16 <text:s text:c="2"/>(512,512,3,3) <text:s text:c="2"/>| 0x021af9c0 0x0262f9c0 0x00480000</text:p>
      <text:p text:style-name="P100">D RKNN: [16:54:04.939] 55 <text:s/>ConvRelu <text:s text:c="3"/>p2o.BatchNormalization.50_bias <text:s text:c="7"/>FLOAT <text:s text:c="4"/>(512) <text:s text:c="10"/>| 0x030c41c0 0x030c49c0 0x00000800</text:p>
      <text:p text:style-name="P100">D RKNN: [16:54:04.939] 56 <text:s/>ConvAddRelu res5b_branch2c_weights <text:s text:c="15"/>FLOAT16 <text:s text:c="2"/>(2048,512,1,1) <text:s/>| 0x0262f9c0 0x0282f9c0 0x00200000</text:p>
      <text:p text:style-name="P100">D RKNN: [16:54:04.939] 56 <text:s/>ConvAddRelu p2o.BatchNormalization.51_bias <text:s text:c="7"/>FLOAT <text:s text:c="4"/>(2048) <text:s text:c="9"/>| 0x030c49c0 0x030c69c0 0x00002000</text:p>
      <text:p text:style-name="P100">D RKNN: [16:54:04.939] 57 <text:s/>ConvRelu <text:s text:c="3"/>res5c_branch2a_weights <text:s text:c="15"/>FLOAT16 <text:s text:c="2"/>(512,2048,1,1) <text:s/>| 0x0282f9c0 0x02a2f9c0 0x00200000</text:p>
      <text:p text:style-name="P100">D RKNN: [16:54:04.939] 57 <text:s/>ConvRelu <text:s text:c="3"/>p2o.BatchNormalization.52_bias <text:s text:c="7"/>FLOAT <text:s text:c="4"/>(512) <text:s text:c="10"/>| 0x030c69c0 0x030c71c0 0x00000800</text:p>
      <text:p text:style-name="P100">D RKNN: [16:54:04.939] 58 <text:s/>ConvRelu <text:s text:c="3"/>res5c_branch2b_weights <text:s text:c="15"/>FLOAT16 <text:s text:c="2"/>(512,512,3,3) <text:s text:c="2"/>| 0x02a2f9c0 0x02eaf9c0 0x00480000</text:p>
      <text:p text:style-name="P100">D RKNN: [16:54:04.939] 58 <text:s/>ConvRelu <text:s text:c="3"/>p2o.BatchNormalization.53_bias <text:s text:c="7"/>FLOAT <text:s text:c="4"/>(512) <text:s text:c="10"/>| 0x030c71c0 0x030c79c0 0x00000800</text:p>
      <text:p text:style-name="P100">D RKNN: [16:54:04.939] 59 <text:s/>ConvAddRelu res5c_branch2c_weights <text:s text:c="15"/>FLOAT16 <text:s text:c="2"/>(2048,512,1,1) <text:s/>| 0x02eaf9c0 0x030af9c0 0x00200000</text:p>
      <text:p text:style-name="P100">D RKNN: [16:54:04.939] 59 <text:s/>ConvAddRelu p2o.BatchNormalization.54_bias <text:s text:c="7"/>FLOAT <text:s text:c="4"/>(2048) <text:s text:c="9"/>| 0x030c79c0 0x030c99c0 0x00002000</text:p>
      <text:p text:style-name="P100">D RKNN: [16:54:04.939] 60 <text:s/>Conv <text:s text:c="7"/>p2o.GlobalAveragePool.0_2conv_weight0 FLOAT16 <text:s text:c="2"/>(1,2048,7,7) <text:s text:c="3"/>| 0x030c99c0 0x030fa9c0 0x00031000</text:p>
      <text:p text:style-name="P100">D RKNN: [16:54:04.939] 60 <text:s/>Conv <text:s text:c="7"/>p2o.GlobalAveragePool.0_2conv_bias0 <text:s text:c="2"/>FLOAT <text:s text:c="4"/>(2048) <text:s text:c="9"/>| 0x030fa9c0 0x030fc9c0 0x00002000</text:p>
      <text:p text:style-name="P100">D RKNN: [16:54:04.939] 61 <text:s/>Conv <text:s text:c="7"/>fc_0.w_0 <text:s text:c="29"/>FLOAT16 <text:s text:c="2"/>(1000,2048,1,1) | 0x0000f9c0 0x003f79c0 0x003e8000</text:p>
      <text:p text:style-name="P100">D RKNN: [16:54:04.939] 61 <text:s/>Conv <text:s text:c="7"/>fc_0.b_0 <text:s text:c="29"/>FLOAT <text:s text:c="4"/>(1000) <text:s text:c="9"/>| 0x0000ea00 0x0000f9c0 0x00000fc0</text:p>
      <text:p text:style-name="P100">D RKNN: [16:54:04.939] 63 <text:s/>Reshape <text:s text:c="4"/>p2o.Softmax.0_0_unsqueeze1_shape <text:s text:c="5"/>INT64 <text:s text:c="4"/>(2) <text:s text:c="12"/>| 0x030fc9c0 0x030fc9d0 0x00000010</text:p>
      <text:p text:style-name="P100">D RKNN: [16:54:04.939] --------------------------------------------------------------------------------+---------------------------------</text:p>
      <text:p text:style-name="P100">D RKNN: [16:54:04.939] ----------------------------------------</text:p>
      <text:p text:style-name="P100">D RKNN: [16:54:04.939] Total Internal Memory Size: 4312KB</text:p>
      <text:p text:style-name="P100">D RKNN: [16:54:04.939] Total Weight Memory Size: 50164.5KB</text:p>
      <text:p text:style-name="P100">D RKNN: [16:54:04.939] ----------------------------------------</text:p>
      <text:p text:style-name="P100">D RKNN: [16:54:04.939] &lt;&lt;&lt;&lt;&lt;&lt;&lt;&lt; end: rknn::RKNNMemStatisticsPass</text:p>
      <text:p text:style-name="P100">I rknn buiding done.</text:p>
      <text:p text:style-name="P100">W init_runtime: Target is None, use simulator!</text:p>
      <text:p text:style-name="P100">Export OK!</text:p>
      <text:p text:style-name="P75">When deploying on the board end, the name of the rknn model file used is ResNet50_vd_infer_rk3588.rknn, so the ResNet50_vd_infer_rk3588_unquantized.rknn</text:p>
      <text:p text:style-name="P75">file needs to be renamed to ResNet50_vd_infer_rk3588.rknn</text:p>
      <text:p text:style-name="Standard"/>
      <text:p text:style-name="Standard">(fastdeploy) user@userevgeny:~/FastDeploy/examples/vision/classification/paddleclas/rockchip/rknpu2$ mv ResNet50_vd_infer/ResNet50_vd_infer_rk3588_unquantized.rknn \</text:p>
      <text:p text:style-name="Standard">ResNet50_vd_infer/ResNet50_vd_infer_rk3588.rknn</text:p>
      <text:p text:style-name="Standard"/>
      <text:p text:style-name="P66">Board end model deployment</text:p>
      <text:p text:style-name="P75">Open the terminal on the board and activate the python3.9 environment created</text:p>
      <text:p text:style-name="P75">previously using Anaconda3</text:p>
      <text:p text:style-name="Standard">orangepi@orangepi:~$ conda activate fastdeploy</text:p>
      <text:p text:style-name="P75">Run the fastdeploy_init.sh script to configure the environment</text:p>
      <text:p text:style-name="Standard">(fastdeploy)orangepi@orangepi:~$ source FastDeploy/build/fastdeploy-0.0.3/fastdeploy_init.sh</text:p>
      <text:p text:style-name="P75">Switch to the sample directory where the ResNet50 model is deployed in FastDeploy</text:p>
      <text:p text:style-name="P102">(fastdeploy)orangepi@orangepi:~$ <text:s/>cd FastDeploy/examples/vision/classification/paddleclas/rockchip/rknpu2/cpp</text:p>
      <text:p text:style-name="P77">Create a directory structure in this directory</text:p>
      <text:p text:style-name="P103">(fastdeploy)orangepi@orangepi:~/FastDeploy/examples/vision/classification/paddleclas/rockchip/rknpu2/cpp$</text:p>
      <text:p text:style-name="P103">mkdir build images ppclas_model_dir thirdpartys</text:p>
      <text:p text:style-name="P75">Copy the compiled fastdeploy-0.0.3 folder to the thirdpartys folder</text:p>
      <text:p text:style-name="Standard">(fastdeploy)orangepi@orangepi:~/FastDeploy/examples/vision/classification/paddleclas/rockchip/rknpu2/cpp$</text:p>
      <text:p text:style-name="Standard">cp -r ~/FastDeploy/build/fastdeploy-0.0.3/ thirdpartys/</text:p>
      <text:p text:style-name="Standard"/>
      <text:p text:style-name="P104">Copy the files in the ResNet50_vd_infer folder on the <text:span text:style-name="T41">PC</text:span> to the ppclas_model_dir <text:s text:c="2"/>directory <text:span text:style-name="T42">(</text:span> /home/user/FastDeploy/examples/vision/classification/paddleclas/rockchip/rknpu2/ ResNet50_vd_infer <text:span text:style-name="T42">)</text:span></text:p>
      <text:p text:style-name="P105"/>
      <text:p text:style-name="P75">Switch to the images directory</text:p>
      <text:p text:style-name="Standard">(fastdeploy)orangepi@orangepi:~/FastDeploy/examples/vision/classification/paddleclas/rockchip/rknpu2/cpp$</text:p>
      <text:p text:style-name="Standard"><text:soft-page-break/>cd images</text:p>
      <text:p text:style-name="Standard"/>
      <text:p text:style-name="P75">Download the test image in the images directory through wget</text:p>
      <text:p text:style-name="P106">(fastdeploy)orangepi@orangepi:~/FastDeploy/examples/vision/classification/paddleclas/rockchip/rknpu2/cpp/images$ wget https://gitee.com/paddlepaddle/PaddleClas/raw/release/2.4/deploy/images/ImageNet/ILSVRC2012_val_00000010.jpeg</text:p>
      <text:p text:style-name="Standard"/>
      <text:p text:style-name="P75">Then switch to the compilation directory build</text:p>
      <text:p text:style-name="Standard">(fastdeploy)orangepi@orangepi:~/FastDeploy/examples/vision/classification/paddleclas/rockchip/rknpu2/cpp/images$</text:p>
      <text:p text:style-name="Standard">cd ../build/</text:p>
      <text:p text:style-name="Standard"/>
      <text:p text:style-name="P75">Use cmake to configure the content that needs to be compiled. After executing this command, some files will appear in the current directory, including Makefile files.</text:p>
      <text:p text:style-name="Standard">(fastdeploy)orangepi@orangepi:~/FastDeploy/examples/vision/classification/paddleclas/rockchip/rknpu2/cpp/build$</text:p>
      <text:p text:style-name="Standard">cmake ..</text:p>
      <text:p text:style-name="Standard"/>
      <text:p text:style-name="P75">Execute the following command to start compilation</text:p>
      <text:p text:style-name="Standard">(fastdeploy)orangepi@orangepi:~/FastDeploy/examples/vision/classification/paddleclas/rockchip/rknpu2/cpp/build$</text:p>
      <text:p text:style-name="Standard">make -j8</text:p>
      <text:p text:style-name="Standard"/>
      <text:p text:style-name="P75">Execute the following command to install the compiled files to the specified path. After executing the command, there will be an install directory in the current directory.</text:p>
      <text:p text:style-name="Standard">(fastdeploy)orangepi@orangepi:~/FastDeploy/examples/vision/classification/paddleclas/rockchip/rknpu2/cpp/build$</text:p>
      <text:p text:style-name="Standard">make install</text:p>
      <text:p text:style-name="Standard"/>
      <text:p text:style-name="P75">Switch to the install directory, where inference using the model is completed.</text:p>
      <text:p text:style-name="Standard">(fastdeploy)orangepi@orangepi:~/FastDeploy/examples/vision/classification/paddleclas/rockchip/rknpu2/cpp/build$</text:p>
      <text:p text:style-name="P107">cd install</text:p>
      <text:p text:style-name="P107"/>
      <text:p text:style-name="P78">Use the following command to classify the content in the ILSVRC2012_val_00000010.jpeg image using the converted rknn model</text:p>
      <text:p text:style-name="P107">(fastdeploy)orangepi@orangepi:~/FastDeploy/examples/vision/classification/paddleclas/rockchip/rknpu2/cpp/build/install$</text:p>
      <text:p text:style-name="P71">./rknpu_test <text:s/>./ppclas_model_dir/ <text:s/>./images/ILSVRC2012_val_00000010.jpeg</text:p>
      <text:p text:style-name="Standard"/>
      <text:p text:style-name="P86">After executing this command, the following printout will appear in the echo information, indicating that the category ID number of the object in the picture is 644,</text:p>
      <text:p text:style-name="P86">and the confidence rate is 0.072998</text:p>
      <text:p text:style-name="P86">ClassifyResult(</text:p>
      <text:p text:style-name="P86">label_ids: 644,</text:p>
      <text:p text:style-name="P86">scores: 0.072998,</text:p>
      <text:p text:style-name="P86"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2"><text:span text:style-name="T22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1">A Orange Pi 5 Plus with 0.9.6+ NPU driver.</text:p>
      <text:p text:style-name="P20">sudo cat /sys/kernel/debug/rknpu/version <text:s text:c="2"/></text:p>
      <text:p text:style-name="P23">RKNPU driver: v0.9.2</text:p>
      <text:p text:style-name="P18">A x86-64 machine to run the Rockchip toolchain and cross compile the executor to ARM.</text:p>
      <text:p text:style-name="P21">Install Rockchip toolchain – rknn-llm</text:p>
      <text:p text:style-name="P20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3">## Run on x86-64 machine</text:p>
      <text:p text:style-name="P20">git clone <text:a xlink:type="simple" xlink:href="https://github.com/airockchip/rknn-llm.git" text:style-name="Internet_20_link" text:visited-style-name="Visited_20_Internet_20_Link">https://github.com/airockchip/rknn-llm.git</text:a></text:p>
      <text:p text:style-name="P23">## install Miniforge3</text:p>
      <text:p text:style-name="P19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20"><text:span text:style-name="T15">## Setup python 3.</text:span><text:span text:style-name="T16">10</text:span></text:p>
      <text:p text:style-name="P20">source ~/miniforge3/bin/activate</text:p>
      <text:p text:style-name="P20">conda create -n RKLLM-Toolkit python=3.<text:span text:style-name="T17">10</text:span></text:p>
      <text:p text:style-name="P20">conda activate RKLLM-Toolkit</text:p>
      <text:p text:style-name="P23">## install tool</text:p>
      <text:p text:style-name="P20">pip3 install ./rknn-llm/rkllm-toolkit/packages/rkllm_toolkit-1.0.1-cp38-cp38-linux_x86_64.whl </text:p>
      <text:p text:style-name="P27">Ошибка</text:p>
      <text:p text:style-name="Standard"/>
      <text:p text:style-name="Standard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><text:soft-page-break/></text:p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><text:soft-page-break/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3T17:42:24.786180928</dc:date>
    <meta:editing-duration>PT22H52M52S</meta:editing-duration>
    <meta:editing-cycles>140</meta:editing-cycles>
    <meta:generator>LibreOffice/7.3.7.2$Linux_X86_64 LibreOffice_project/30$Build-2</meta:generator>
    <meta:document-statistic meta:table-count="0" meta:image-count="0" meta:object-count="0" meta:page-count="17" meta:paragraph-count="706" meta:word-count="6420" meta:character-count="73602" meta:non-whitespace-character-count="57075"/>
  </office:meta>
</office:document-meta>
</file>